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">
            <text:p>15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4">
            <text:p>15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61">
            <text:p>26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553">
            <text:p>1455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883">
            <text:p>1488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247">
            <text:p>1524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9">
            <text:p>2021-02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13)">
            <text:p>(0.89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1">
            <text:p>1.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71.125">
            <text:p>271.1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938083869628399">
            <text:p>0.0093808387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330054157009">
            <text:p>1.0330054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91">
            <text:p>-291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928140847765764">
            <text:p>-0.0092814085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7683913633123">
            <text:p>0.9676839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550">
            <text:p>20550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878">
            <text:p>-878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27250608272506">
            <text:p>-0.042725060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540401315171">
            <text:p>0.8540401315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5.8743377617959">
            <text:p>-15.87433776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4774">
            <text:p>14774</text:p>
          </table:table-cell>
          <table:table-cell office:value-type="float" office:value="18775">
            <text:p>18775</text:p>
          </table:table-cell>
          <table:table-cell office:value-type="float" office:value="30377">
            <text:p>30377</text:p>
          </table:table-cell>
          <table:table-cell office:value-type="float" office:value="-770.625">
            <text:p>-770.625</text:p>
          </table:table-cell>
          <table:table-cell office:value-type="float" office:value="-1018.5">
            <text:p>-1018.5</text:p>
          </table:table-cell>
          <table:table-cell office:value-type="float" office:value="-77.875">
            <text:p>-77.875</text:p>
          </table:table-cell>
          <table:table-cell office:value-type="float" office:value="-0.0521608907540273">
            <text:p>-0.0521608908</text:p>
          </table:table-cell>
          <table:table-cell office:value-type="float" office:value="-0.0542476697736352">
            <text:p>-0.0542476698</text:p>
          </table:table-cell>
          <table:table-cell office:value-type="float" office:value="-0.00256361721038944">
            <text:p>-0.0025636172</text:p>
          </table:table-cell>
          <table:table-cell office:value-type="float" office:value="0.822769569068441">
            <text:p>0.8227695691</text:p>
          </table:table-cell>
          <table:table-cell office:value-type="float" office:value="0.815901062756981">
            <text:p>0.8159010628</text:p>
          </table:table-cell>
          <table:table-cell office:value-type="float" office:value="0.991040221144712">
            <text:p>0.9910402211</text:p>
          </table:table-cell>
          <table:table-cell office:value-type="float" office:value="-12.9389699272789">
            <text:p>-12.9389699273</text:p>
          </table:table-cell>
          <table:table-cell office:value-type="float" office:value="-12.4276603026016">
            <text:p>-12.4276603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406">
            <text:p>1340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780.25">
            <text:p>-780.25</text:p>
          </table:table-cell>
          <table:table-cell office:value-type="float" office:value="206.375">
            <text:p>206.375</text:p>
          </table:table-cell>
          <table:table-cell office:value-type="float" office:value="-291">
            <text:p>-291</text:p>
          </table:table-cell>
          <table:table-cell office:value-type="float" office:value="-0.0582015515440847">
            <text:p>-0.0582015515</text:p>
          </table:table-cell>
          <table:table-cell office:value-type="float" office:value="0.0108208368288591">
            <text:p>0.0108208368</text:p>
          </table:table-cell>
          <table:table-cell office:value-type="float" office:value="-0.00928140847765764">
            <text:p>-0.0092814085</text:p>
          </table:table-cell>
          <table:table-cell office:value-type="float" office:value="0.802933913975895">
            <text:p>0.802933914</text:p>
          </table:table-cell>
          <table:table-cell office:value-type="float" office:value="1.03810242629997">
            <text:p>1.0381024263</text:p>
          </table:table-cell>
          <table:table-cell office:value-type="float" office:value="0.967683913633123">
            <text:p>0.9676839136</text:p>
          </table:table-cell>
          <table:table-cell office:value-type="float" office:value="-11.5593908404655">
            <text:p>-11.55939084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588">
            <text:p>11588</text:p>
          </table:table-cell>
          <table:table-cell office:value-type="float" office:value="19535">
            <text:p>19535</text:p>
          </table:table-cell>
          <table:table-cell office:value-type="float" office:value="29955">
            <text:p>29955</text:p>
          </table:table-cell>
          <table:table-cell office:value-type="float" office:value="-639.75">
            <text:p>-639.75</text:p>
          </table:table-cell>
          <table:table-cell office:value-type="float" office:value="311.125">
            <text:p>311.125</text:p>
          </table:table-cell>
          <table:table-cell office:value-type="float" office:value="-799.875">
            <text:p>-799.875</text:p>
          </table:table-cell>
          <table:table-cell office:value-type="float" office:value="-0.0552079737659648">
            <text:p>-0.0552079738</text:p>
          </table:table-cell>
          <table:table-cell office:value-type="float" office:value="0.015926542103916">
            <text:p>0.0159265421</text:p>
          </table:table-cell>
          <table:table-cell office:value-type="float" office:value="-0.0267025538307461">
            <text:p>-0.0267025538</text:p>
          </table:table-cell>
          <table:table-cell office:value-type="float" office:value="0.812746015739116">
            <text:p>0.8127460157</text:p>
          </table:table-cell>
          <table:table-cell office:value-type="float" office:value="1.05624006066075">
            <text:p>1.0562400607</text:p>
          </table:table-cell>
          <table:table-cell office:value-type="float" office:value="0.907938593299313">
            <text:p>0.9079385933</text:p>
          </table:table-cell>
          <table:table-cell office:value-type="float" office:value="-12.2053467540049">
            <text:p>-12.205346754</text:p>
          </table:table-cell>
          <table:table-cell office:value-type="float" office:value="0">
            <text:p>0</text:p>
          </table:table-cell>
          <table:table-cell office:value-type="float" office:value="-25.609948754694">
            <text:p>-25.60994875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057">
            <text:p>11057</text:p>
          </table:table-cell>
          <table:table-cell office:value-type="float" office:value="18788">
            <text:p>18788</text:p>
          </table:table-cell>
          <table:table-cell office:value-type="float" office:value="29087">
            <text:p>29087</text:p>
          </table:table-cell>
          <table:table-cell office:value-type="float" office:value="-415.875">
            <text:p>-415.875</text:p>
          </table:table-cell>
          <table:table-cell office:value-type="float" office:value="-682.875">
            <text:p>-682.875</text:p>
          </table:table-cell>
          <table:table-cell office:value-type="float" office:value="185.125">
            <text:p>185.125</text:p>
          </table:table-cell>
          <table:table-cell office:value-type="float" office:value="-0.0376119200506466">
            <text:p>-0.0376119201</text:p>
          </table:table-cell>
          <table:table-cell office:value-type="float" office:value="-0.0363463380881414">
            <text:p>-0.0363463381</text:p>
          </table:table-cell>
          <table:table-cell office:value-type="float" office:value="0.00636452710833018">
            <text:p>0.0063645271</text:p>
          </table:table-cell>
          <table:table-cell office:value-type="float" office:value="0.871131006621333">
            <text:p>0.8711310066</text:p>
          </table:table-cell>
          <table:table-cell office:value-type="float" office:value="0.875377087024643">
            <text:p>0.875377087</text:p>
          </table:table-cell>
          <table:table-cell office:value-type="float" office:value="1.02235523900157">
            <text:p>1.022355239</text:p>
          </table:table-cell>
          <table:table-cell office:value-type="float" office:value="-18.0801350580061">
            <text:p>-18.080135058</text:p>
          </table:table-cell>
          <table:table-cell office:value-type="float" office:value="-18.7219073158846">
            <text:p>-18.7219073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1350">
            <text:p>11350</text:p>
          </table:table-cell>
          <table:table-cell office:value-type="float" office:value="18613">
            <text:p>18613</text:p>
          </table:table-cell>
          <table:table-cell office:value-type="float" office:value="30392">
            <text:p>30392</text:p>
          </table:table-cell>
          <table:table-cell office:value-type="float" office:value="-218.5">
            <text:p>-218.5</text:p>
          </table:table-cell>
          <table:table-cell office:value-type="float" office:value="-978.875">
            <text:p>-978.875</text:p>
          </table:table-cell>
          <table:table-cell office:value-type="float" office:value="-1.75">
            <text:p>-1.75</text:p>
          </table:table-cell>
          <table:table-cell office:value-type="float" office:value="-0.0192511013215859">
            <text:p>-0.0192511013</text:p>
          </table:table-cell>
          <table:table-cell office:value-type="float" office:value="-0.0525909310696825">
            <text:p>-0.0525909311</text:p>
          </table:table-cell>
          <table:table-cell table:style-name="ce17" office:value-type="float" office:value="-0.0000575809423532509">
            <text:p>-5.76E-005</text:p>
          </table:table-cell>
          <table:table-cell office:value-type="float" office:value="0.933347530982553">
            <text:p>0.933347531</text:p>
          </table:table-cell>
          <table:table-cell office:value-type="float" office:value="0.821352721076433">
            <text:p>0.8213527211</text:p>
          </table:table-cell>
          <table:table-cell office:value-type="float" office:value="0.999798473200271">
            <text:p>0.9997984732</text:p>
          </table:table-cell>
          <table:table-cell office:value-type="float" office:value="0">
            <text:p>0</text:p>
          </table:table-cell>
          <table:table-cell office:value-type="float" office:value="-12.8302814478516">
            <text:p>-12.8302814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2040">
            <text:p>12040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0">
            <text:p>-120</text:p>
          </table:table-cell>
          <table:table-cell office:value-type="float" office:value="-191">
            <text:p>-191</text:p>
          </table:table-cell>
          <table:table-cell office:value-type="float" office:value="-344.375">
            <text:p>-344.375</text:p>
          </table:table-cell>
          <table:table-cell office:value-type="float" office:value="-0.00996677740863787">
            <text:p>-0.0099667774</text:p>
          </table:table-cell>
          <table:table-cell office:value-type="float" office:value="-0.0103131749460043">
            <text:p>-0.0103131749</text:p>
          </table:table-cell>
          <table:table-cell office:value-type="float" office:value="-0.0111304137039431">
            <text:p>-0.0111304137</text:p>
          </table:table-cell>
          <table:table-cell office:value-type="float" office:value="0.965310978907518">
            <text:p>0.9653109789</text:p>
          </table:table-cell>
          <table:table-cell office:value-type="float" office:value="0.96411235638082">
            <text:p>0.964112356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673">
            <text:p>11673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625.5">
            <text:p>-625.5</text:p>
          </table:table-cell>
          <table:table-cell office:value-type="float" office:value="-495.375">
            <text:p>-495.375</text:p>
          </table:table-cell>
          <table:table-cell office:value-type="float" office:value="-762.625">
            <text:p>-762.625</text:p>
          </table:table-cell>
          <table:table-cell office:value-type="float" office:value="-0.0535851966075559">
            <text:p>-0.0535851966</text:p>
          </table:table-cell>
          <table:table-cell office:value-type="float" office:value="-0.0278300561797753">
            <text:p>-0.0278300562</text:p>
          </table:table-cell>
          <table:table-cell office:value-type="float" office:value="-0.0255024411449973">
            <text:p>-0.0255024411</text:p>
          </table:table-cell>
          <table:table-cell office:value-type="float" office:value="0.818079703532676">
            <text:p>0.8180797035</text:p>
          </table:table-cell>
          <table:table-cell office:value-type="float" office:value="0.904112846943647">
            <text:p>0.9041128469</text:p>
          </table:table-cell>
          <table:table-cell office:value-type="float" office:value="0.912016190021043">
            <text:p>0.91201619</text:p>
          </table:table-cell>
          <table:table-cell office:value-type="float" office:value="-12.5856682763342">
            <text:p>-12.5856682763</text:p>
          </table:table-cell>
          <table:table-cell office:value-type="float" office:value="-24.5582201620239">
            <text:p>-24.558220162</text:p>
          </table:table-cell>
          <table:table-cell office:value-type="float" office:value="-26.831574674361">
            <text:p>-26.831574674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052">
            <text:p>11052</text:p>
          </table:table-cell>
          <table:table-cell office:value-type="float" office:value="16403">
            <text:p>16403</text:p>
          </table:table-cell>
          <table:table-cell office:value-type="float" office:value="27590">
            <text:p>27590</text:p>
          </table:table-cell>
          <table:table-cell office:value-type="float" office:value="-412.25">
            <text:p>-412.25</text:p>
          </table:table-cell>
          <table:table-cell office:value-type="float" office:value="-767.75">
            <text:p>-767.75</text:p>
          </table:table-cell>
          <table:table-cell office:value-type="float" office:value="-1263.125">
            <text:p>-1263.125</text:p>
          </table:table-cell>
          <table:table-cell office:value-type="float" office:value="-0.0373009410061527">
            <text:p>-0.037300941</text:p>
          </table:table-cell>
          <table:table-cell office:value-type="float" office:value="-0.0468054624154118">
            <text:p>-0.0468054624</text:p>
          </table:table-cell>
          <table:table-cell office:value-type="float" office:value="-0.0457819862268938">
            <text:p>-0.0457819862</text:p>
          </table:table-cell>
          <table:table-cell office:value-type="float" office:value="0.872173772470357">
            <text:p>0.8721737725</text:p>
          </table:table-cell>
          <table:table-cell office:value-type="float" office:value="0.840474754117423">
            <text:p>0.8404747541</text:p>
          </table:table-cell>
          <table:table-cell office:value-type="float" office:value="0.843871189121115">
            <text:p>0.8438711891</text:p>
          </table:table-cell>
          <table:table-cell office:value-type="float" office:value="-18.2337961931491">
            <text:p>-18.2337961931</text:p>
          </table:table-cell>
          <table:table-cell office:value-type="float" office:value="-14.459766306335">
            <text:p>-14.4597663063</text:p>
          </table:table-cell>
          <table:table-cell office:value-type="float" office:value="-14.7908923449361">
            <text:p>-14.79089234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458">
            <text:p>11458</text:p>
          </table:table-cell>
          <table:table-cell office:value-type="float" office:value="16330">
            <text:p>16330</text:p>
          </table:table-cell>
          <table:table-cell office:value-type="float" office:value="25054">
            <text:p>25054</text:p>
          </table:table-cell>
          <table:table-cell office:value-type="float" office:value="-175.5">
            <text:p>-175.5</text:p>
          </table:table-cell>
          <table:table-cell office:value-type="float" office:value="-28.25">
            <text:p>-28.25</text:p>
          </table:table-cell>
          <table:table-cell office:value-type="float" office:value="-1378.5">
            <text:p>-1378.5</text:p>
          </table:table-cell>
          <table:table-cell office:value-type="float" office:value="-0.0153168092162681">
            <text:p>-0.0153168092</text:p>
          </table:table-cell>
          <table:table-cell office:value-type="float" office:value="-0.00172994488671157">
            <text:p>-0.0017299449</text:p>
          </table:table-cell>
          <table:table-cell office:value-type="float" office:value="-0.0550211543066975">
            <text:p>-0.0550211543</text:p>
          </table:table-cell>
          <table:table-cell office:value-type="float" office:value="0.946850992846414">
            <text:p>0.9468509928</text:p>
          </table:table-cell>
          <table:table-cell office:value-type="float" office:value="0.993951058606759">
            <text:p>0.9939510586</text:p>
          </table:table-cell>
          <table:table-cell office:value-type="float" office:value="0.813359521672192">
            <text:p>0.8133595217</text:p>
          </table:table-cell>
          <table:table-cell table:number-columns-repeated="2" office:value-type="float" office:value="0">
            <text:p>0</text:p>
          </table:table-cell>
          <table:table-cell office:value-type="float" office:value="-12.2479882447466">
            <text:p>-12.247988244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2155">
            <text:p>12155</text:p>
          </table:table-cell>
          <table:table-cell office:value-type="float" office:value="15852">
            <text:p>15852</text:p>
          </table:table-cell>
          <table:table-cell office:value-type="float" office:value="23030">
            <text:p>23030</text:p>
          </table:table-cell>
          <table:table-cell office:value-type="float" office:value="-126.75">
            <text:p>-126.75</text:p>
          </table:table-cell>
          <table:table-cell office:value-type="float" office:value="-85.25">
            <text:p>-85.25</text:p>
          </table:table-cell>
          <table:table-cell office:value-type="float" office:value="-1295.75">
            <text:p>-1295.75</text:p>
          </table:table-cell>
          <table:table-cell office:value-type="float" office:value="-0.010427807486631">
            <text:p>-0.0104278075</text:p>
          </table:table-cell>
          <table:table-cell office:value-type="float" office:value="-0.00537787030027757">
            <text:p>-0.0053778703</text:p>
          </table:table-cell>
          <table:table-cell office:value-type="float" office:value="-0.0562635692574902">
            <text:p>-0.0562635693</text:p>
          </table:table-cell>
          <table:table-cell office:value-type="float" office:value="0.963715802567989">
            <text:p>0.9637158026</text:p>
          </table:table-cell>
          <table:table-cell office:value-type="float" office:value="0.981234140067403">
            <text:p>0.9812341401</text:p>
          </table:table-cell>
          <table:table-cell office:value-type="float" office:value="0.809282062480945">
            <text:p>0.8092820625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697263388898">
            <text:p>-11.969726338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3">
            <text:p>1303</text:p>
          </table:table-cell>
          <table:table-cell office:value-type="float" office:value="11370">
            <text:p>11370</text:p>
          </table:table-cell>
          <table:table-cell office:value-type="float" office:value="14974">
            <text:p>14974</text:p>
          </table:table-cell>
          <table:table-cell office:value-type="float" office:value="20621">
            <text:p>20621</text:p>
          </table:table-cell>
          <table:table-cell office:value-type="float" office:value="-51.875">
            <text:p>-51.875</text:p>
          </table:table-cell>
          <table:table-cell office:value-type="float" office:value="-828.75">
            <text:p>-828.75</text:p>
          </table:table-cell>
          <table:table-cell office:value-type="float" office:value="31">
            <text:p>31</text:p>
          </table:table-cell>
          <table:table-cell office:value-type="float" office:value="-0.00456244503078276">
            <text:p>-0.004562445</text:p>
          </table:table-cell>
          <table:table-cell office:value-type="float" office:value="-0.0553459329504474">
            <text:p>-0.055345933</text:p>
          </table:table-cell>
          <table:table-cell office:value-type="float" office:value="0.00150332185636002">
            <text:p>0.0015033219</text:p>
          </table:table-cell>
          <table:table-cell office:value-type="float" office:value="0.984072241565392">
            <text:p>0.9840722416</text:p>
          </table:table-cell>
          <table:table-cell office:value-type="float" office:value="0.812293052369979">
            <text:p>0.8122930524</text:p>
          </table:table-cell>
          <table:table-cell office:value-type="float" office:value="1.0052660560514">
            <text:p>1.0052660561</text:p>
          </table:table-cell>
          <table:table-cell office:value-type="float" office:value="0">
            <text:p>0</text:p>
          </table:table-cell>
          <table:table-cell office:value-type="float" office:value="-12.1740423400296">
            <text:p>-12.17404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10960">
            <text:p>10960</text:p>
          </table:table-cell>
          <table:table-cell office:value-type="float" office:value="14558">
            <text:p>14558</text:p>
          </table:table-cell>
          <table:table-cell office:value-type="float" office:value="21988">
            <text:p>21988</text:p>
          </table:table-cell>
          <table:table-cell office:value-type="float" office:value="-419">
            <text:p>-419</text:p>
          </table:table-cell>
          <table:table-cell office:value-type="float" office:value="-30.625">
            <text:p>-30.625</text:p>
          </table:table-cell>
          <table:table-cell office:value-type="float" office:value="104.625">
            <text:p>104.625</text:p>
          </table:table-cell>
          <table:table-cell office:value-type="float" office:value="-0.0382299270072993">
            <text:p>-0.038229927</text:p>
          </table:table-cell>
          <table:table-cell office:value-type="float" office:value="-0.00210365434812474">
            <text:p>-0.0021036543</text:p>
          </table:table-cell>
          <table:table-cell office:value-type="float" office:value="0.00475827724213207">
            <text:p>0.0047582772</text:p>
          </table:table-cell>
          <table:table-cell office:value-type="float" office:value="0.86905984901966">
            <text:p>0.869059849</text:p>
          </table:table-cell>
          <table:table-cell office:value-type="float" office:value="0.992645883490332">
            <text:p>0.9926458835</text:p>
          </table:table-cell>
          <table:table-cell office:value-type="float" office:value="1.016698347104">
            <text:p>1.0166983471</text:p>
          </table:table-cell>
          <table:table-cell office:value-type="float" office:value="-17.7821846840365">
            <text:p>-17.782184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1196">
            <text:p>11196</text:p>
          </table:table-cell>
          <table:table-cell office:value-type="float" office:value="14620">
            <text:p>14620</text:p>
          </table:table-cell>
          <table:table-cell office:value-type="float" office:value="21921">
            <text:p>21921</text:p>
          </table:table-cell>
          <table:table-cell office:value-type="float" office:value="-61.625">
            <text:p>-61.625</text:p>
          </table:table-cell>
          <table:table-cell office:value-type="float" office:value="-77.5">
            <text:p>-77.5</text:p>
          </table:table-cell>
          <table:table-cell office:value-type="float" office:value="-52.625">
            <text:p>-52.625</text:p>
          </table:table-cell>
          <table:table-cell office:value-type="float" office:value="-0.00550419792783137">
            <text:p>-0.0055041979</text:p>
          </table:table-cell>
          <table:table-cell office:value-type="float" office:value="-0.00530095759233926">
            <text:p>-0.0053009576</text:p>
          </table:table-cell>
          <table:table-cell office:value-type="float" office:value="-0.00240066602800967">
            <text:p>-0.002400666</text:p>
          </table:table-cell>
          <table:table-cell office:value-type="float" office:value="0.980794687794455">
            <text:p>0.9807946878</text:p>
          </table:table-cell>
          <table:table-cell office:value-type="float" office:value="0.981501724723548">
            <text:p>0.9815017247</text:p>
          </table:table-cell>
          <table:table-cell office:value-type="float" office:value="0.991608964768827">
            <text:p>0.9916089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1581">
            <text:p>11581</text:p>
          </table:table-cell>
          <table:table-cell office:value-type="float" office:value="15410">
            <text:p>15410</text:p>
          </table:table-cell>
          <table:table-cell office:value-type="float" office:value="21207">
            <text:p>21207</text:p>
          </table:table-cell>
          <table:table-cell office:value-type="float" office:value="-101.125">
            <text:p>-101.125</text:p>
          </table:table-cell>
          <table:table-cell office:value-type="float" office:value="-79.75">
            <text:p>-79.75</text:p>
          </table:table-cell>
          <table:table-cell office:value-type="float" office:value="-134.75">
            <text:p>-134.75</text:p>
          </table:table-cell>
          <table:table-cell office:value-type="float" office:value="-0.00873197478628789">
            <text:p>-0.0087319748</text:p>
          </table:table-cell>
          <table:table-cell office:value-type="float" office:value="-0.00517521090201168">
            <text:p>-0.0051752109</text:p>
          </table:table-cell>
          <table:table-cell office:value-type="float" office:value="-0.00635403404536238">
            <text:p>-0.006354034</text:p>
          </table:table-cell>
          <table:table-cell office:value-type="float" office:value="0.969587533119982">
            <text:p>0.9695875331</text:p>
          </table:table-cell>
          <table:table-cell office:value-type="float" office:value="0.981939256146404">
            <text:p>0.9819392561</text:p>
          </table:table-cell>
          <table:table-cell office:value-type="float" office:value="0.977840013388585">
            <text:p>0.97784001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1472">
            <text:p>11472</text:p>
          </table:table-cell>
          <table:table-cell office:value-type="float" office:value="15082">
            <text:p>15082</text:p>
          </table:table-cell>
          <table:table-cell office:value-type="float" office:value="20729">
            <text:p>20729</text:p>
          </table:table-cell>
          <table:table-cell office:value-type="float" office:value="14.375">
            <text:p>14.375</text:p>
          </table:table-cell>
          <table:table-cell office:value-type="float" office:value="49.25">
            <text:p>49.25</text:p>
          </table:table-cell>
          <table:table-cell office:value-type="float" office:value="54.625">
            <text:p>54.625</text:p>
          </table:table-cell>
          <table:table-cell office:value-type="float" office:value="0.00125305090655509">
            <text:p>0.0012530509</text:p>
          </table:table-cell>
          <table:table-cell office:value-type="float" office:value="0.0032654820315608">
            <text:p>0.003265482</text:p>
          </table:table-cell>
          <table:table-cell office:value-type="float" office:value="0.00263519706691109">
            <text:p>0.0026351971</text:p>
          </table:table-cell>
          <table:table-cell office:value-type="float" office:value="1.00438875564063">
            <text:p>1.0043887556</text:p>
          </table:table-cell>
          <table:table-cell office:value-type="float" office:value="1.01145008732134">
            <text:p>1.0114500873</text:p>
          </table:table-cell>
          <table:table-cell office:value-type="float" office:value="1.00923680049081">
            <text:p>1.0092368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47">
            <text:p>547</text:p>
          </table:table-cell>
          <table:table-cell office:value-type="float" office:value="11398">
            <text:p>11398</text:p>
          </table:table-cell>
          <table:table-cell office:value-type="float" office:value="15844">
            <text:p>15844</text:p>
          </table:table-cell>
          <table:table-cell office:value-type="float" office:value="21921">
            <text:p>21921</text:p>
          </table:table-cell>
          <table:table-cell office:value-type="float" office:value="-80">
            <text:p>-80</text:p>
          </table:table-cell>
          <table:table-cell office:value-type="float" office:value="21.25">
            <text:p>21.25</text:p>
          </table:table-cell>
          <table:table-cell office:value-type="float" office:value="48.375">
            <text:p>48.375</text:p>
          </table:table-cell>
          <table:table-cell office:value-type="float" office:value="-0.00701877522372346">
            <text:p>-0.0070187752</text:p>
          </table:table-cell>
          <table:table-cell office:value-type="float" office:value="0.0013412017167382">
            <text:p>0.0013412017</text:p>
          </table:table-cell>
          <table:table-cell office:value-type="float" office:value="0.00220678801149583">
            <text:p>0.002206788</text:p>
          </table:table-cell>
          <table:table-cell office:value-type="float" office:value="0.975530842600025">
            <text:p>0.9755308426</text:p>
          </table:table-cell>
          <table:table-cell office:value-type="float" office:value="1.00469773169979">
            <text:p>1.0046977317</text:p>
          </table:table-cell>
          <table:table-cell office:value-type="float" office:value="1.00773330307036">
            <text:p>1.0077333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1190">
            <text:p>11190</text:p>
          </table:table-cell>
          <table:table-cell office:value-type="float" office:value="15626">
            <text:p>15626</text:p>
          </table:table-cell>
          <table:table-cell office:value-type="float" office:value="22213">
            <text:p>22213</text:p>
          </table:table-cell>
          <table:table-cell office:value-type="float" office:value="-125.5">
            <text:p>-125.5</text:p>
          </table:table-cell>
          <table:table-cell office:value-type="float" office:value="-16.75">
            <text:p>-16.75</text:p>
          </table:table-cell>
          <table:table-cell office:value-type="float" office:value="-48.375">
            <text:p>-48.375</text:p>
          </table:table-cell>
          <table:table-cell office:value-type="float" office:value="-0.0112153708668454">
            <text:p>-0.0112153709</text:p>
          </table:table-cell>
          <table:table-cell office:value-type="float" office:value="-0.00107193139639063">
            <text:p>-0.0010719314</text:p>
          </table:table-cell>
          <table:table-cell office:value-type="float" office:value="-0.00217777877819295">
            <text:p>-0.0021777788</text:p>
          </table:table-cell>
          <table:table-cell office:value-type="float" office:value="0.960992739671656">
            <text:p>0.9609927397</text:p>
          </table:table-cell>
          <table:table-cell office:value-type="float" office:value="0.996250492224993">
            <text:p>0.9962504922</text:p>
          </table:table-cell>
          <table:table-cell office:value-type="float" office:value="0.992387070008322">
            <text:p>0.99238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1486">
            <text:p>11486</text:p>
          </table:table-cell>
          <table:table-cell office:value-type="float" office:value="14888">
            <text:p>14888</text:p>
          </table:table-cell>
          <table:table-cell office:value-type="float" office:value="21207">
            <text:p>21207</text:p>
          </table:table-cell>
          <table:table-cell office:value-type="float" office:value="80.5">
            <text:p>80.5</text:p>
          </table:table-cell>
          <table:table-cell office:value-type="float" office:value="107.625">
            <text:p>107.625</text:p>
          </table:table-cell>
          <table:table-cell office:value-type="float" office:value="-231.75">
            <text:p>-231.75</text:p>
          </table:table-cell>
          <table:table-cell office:value-type="float" office:value="0.00700853212606652">
            <text:p>0.0070085321</text:p>
          </table:table-cell>
          <table:table-cell office:value-type="float" office:value="0.00722897635679742">
            <text:p>0.0072289764</text:p>
          </table:table-cell>
          <table:table-cell office:value-type="float" office:value="-0.0109279954731928">
            <text:p>-0.0109279955</text:p>
          </table:table-cell>
          <table:table-cell office:value-type="float" office:value="1.02462613670545">
            <text:p>1.0246261367</text:p>
          </table:table-cell>
          <table:table-cell office:value-type="float" office:value="1.02540384312316">
            <text:p>1.0254038431</text:p>
          </table:table-cell>
          <table:table-cell office:value-type="float" office:value="0.961986081170547">
            <text:p>0.96198608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1470">
            <text:p>11470</text:p>
          </table:table-cell>
          <table:table-cell office:value-type="float" office:value="14800">
            <text:p>14800</text:p>
          </table:table-cell>
          <table:table-cell office:value-type="float" office:value="20729">
            <text:p>20729</text:p>
          </table:table-cell>
          <table:table-cell office:value-type="float" office:value="-110.875">
            <text:p>-110.875</text:p>
          </table:table-cell>
          <table:table-cell office:value-type="float" office:value="58.5">
            <text:p>58.5</text:p>
          </table:table-cell>
          <table:table-cell office:value-type="float" office:value="54.625">
            <text:p>54.625</text:p>
          </table:table-cell>
          <table:table-cell office:value-type="float" office:value="-0.00966652136006975">
            <text:p>-0.0096665214</text:p>
          </table:table-cell>
          <table:table-cell office:value-type="float" office:value="0.0039527027027027">
            <text:p>0.0039527027</text:p>
          </table:table-cell>
          <table:table-cell office:value-type="float" office:value="0.00263519706691109">
            <text:p>0.0026351971</text:p>
          </table:table-cell>
          <table:table-cell office:value-type="float" office:value="0.966350320844757">
            <text:p>0.9663503208</text:p>
          </table:table-cell>
          <table:table-cell office:value-type="float" office:value="1.01386508222243">
            <text:p>1.0138650822</text:p>
          </table:table-cell>
          <table:table-cell office:value-type="float" office:value="1.00923680049081">
            <text:p>1.0092368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10610">
            <text:p>10610</text:p>
          </table:table-cell>
          <table:table-cell office:value-type="float" office:value="14488">
            <text:p>14488</text:p>
          </table:table-cell>
          <table:table-cell office:value-type="float" office:value="21387">
            <text:p>21387</text:p>
          </table:table-cell>
          <table:table-cell office:value-type="float" office:value="-256.25">
            <text:p>-256.25</text:p>
          </table:table-cell>
          <table:table-cell office:value-type="float" office:value="-270.25">
            <text:p>-270.25</text:p>
          </table:table-cell>
          <table:table-cell office:value-type="float" office:value="-211.5">
            <text:p>-211.5</text:p>
          </table:table-cell>
          <table:table-cell office:value-type="float" office:value="-0.0241517436380773">
            <text:p>-0.0241517436</text:p>
          </table:table-cell>
          <table:table-cell office:value-type="float" office:value="-0.018653368304804">
            <text:p>-0.0186533683</text:p>
          </table:table-cell>
          <table:table-cell office:value-type="float" office:value="-0.00988918501893674">
            <text:p>-0.009889185</text:p>
          </table:table-cell>
          <table:table-cell office:value-type="float" office:value="0.916612178439418">
            <text:p>0.9166121784</text:p>
          </table:table-cell>
          <table:table-cell office:value-type="float" office:value="0.935395189305451">
            <text:p>0.9353951893</text:p>
          </table:table-cell>
          <table:table-cell office:value-type="float" office:value="0.965579532555185">
            <text:p>0.9655795326</text:p>
          </table:table-cell>
          <table:table-cell office:value-type="float" office:value="-28.3516887224929">
            <text:p>-28.3516887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624">
            <text:p>624</text:p>
          </table:table-cell>
          <table:table-cell office:value-type="float" office:value="10660">
            <text:p>10660</text:p>
          </table:table-cell>
          <table:table-cell office:value-type="float" office:value="14548">
            <text:p>14548</text:p>
          </table:table-cell>
          <table:table-cell office:value-type="float" office:value="21035">
            <text:p>21035</text:p>
          </table:table-cell>
          <table:table-cell office:value-type="float" office:value="-125.5">
            <text:p>-125.5</text:p>
          </table:table-cell>
          <table:table-cell office:value-type="float" office:value="-115.25">
            <text:p>-115.25</text:p>
          </table:table-cell>
          <table:table-cell office:value-type="float" office:value="-145.875">
            <text:p>-145.875</text:p>
          </table:table-cell>
          <table:table-cell office:value-type="float" office:value="-0.0117729831144465">
            <text:p>-0.0117729831</text:p>
          </table:table-cell>
          <table:table-cell office:value-type="float" office:value="-0.00792205114105032">
            <text:p>-0.0079220511</text:p>
          </table:table-cell>
          <table:table-cell office:value-type="float" office:value="-0.00693487045400523">
            <text:p>-0.0069348705</text:p>
          </table:table-cell>
          <table:table-cell office:value-type="float" office:value="0.959066221237007">
            <text:p>0.9590662212</text:p>
          </table:table-cell>
          <table:table-cell office:value-type="float" office:value="0.972395828439115">
            <text:p>0.9723958284</text:p>
          </table:table-cell>
          <table:table-cell office:value-type="float" office:value="0.975822214570281">
            <text:p>0.97582221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0790">
            <text:p>10790</text:p>
          </table:table-cell>
          <table:table-cell office:value-type="float" office:value="14788">
            <text:p>14788</text:p>
          </table:table-cell>
          <table:table-cell office:value-type="float" office:value="20539">
            <text:p>20539</text:p>
          </table:table-cell>
          <table:table-cell office:value-type="float" office:value="-74.75">
            <text:p>-74.75</text:p>
          </table:table-cell>
          <table:table-cell office:value-type="float" office:value="71">
            <text:p>71</text:p>
          </table:table-cell>
          <table:table-cell office:value-type="float" office:value="-216.25">
            <text:p>-216.25</text:p>
          </table:table-cell>
          <table:table-cell office:value-type="float" office:value="-0.00692771084337349">
            <text:p>-0.0069277108</text:p>
          </table:table-cell>
          <table:table-cell office:value-type="float" office:value="0.00480119015417906">
            <text:p>0.0048011902</text:p>
          </table:table-cell>
          <table:table-cell office:value-type="float" office:value="-0.0105287501825795">
            <text:p>-0.0105287502</text:p>
          </table:table-cell>
          <table:table-cell office:value-type="float" office:value="0.97584707867615">
            <text:p>0.9758470787</text:p>
          </table:table-cell>
          <table:table-cell office:value-type="float" office:value="1.01684934633634">
            <text:p>1.0168493463</text:p>
          </table:table-cell>
          <table:table-cell office:value-type="float" office:value="0.96336664933857">
            <text:p>0.96336664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515">
            <text:p>515</text:p>
          </table:table-cell>
          <table:table-cell office:value-type="float" office:value="10643">
            <text:p>10643</text:p>
          </table:table-cell>
          <table:table-cell office:value-type="float" office:value="14820">
            <text:p>14820</text:p>
          </table:table-cell>
          <table:table-cell office:value-type="float" office:value="20967">
            <text:p>20967</text:p>
          </table:table-cell>
          <table:table-cell office:value-type="float" office:value="-56.125">
            <text:p>-56.125</text:p>
          </table:table-cell>
          <table:table-cell office:value-type="float" office:value="-51.875">
            <text:p>-51.875</text:p>
          </table:table-cell>
          <table:table-cell office:value-type="float" office:value="-469">
            <text:p>-469</text:p>
          </table:table-cell>
          <table:table-cell office:value-type="float" office:value="-0.00527341914873626">
            <text:p>-0.0052734191</text:p>
          </table:table-cell>
          <table:table-cell office:value-type="float" office:value="-0.00350033738191633">
            <text:p>-0.0035003374</text:p>
          </table:table-cell>
          <table:table-cell office:value-type="float" office:value="-0.0223684838078886">
            <text:p>-0.0223684838</text:p>
          </table:table-cell>
          <table:table-cell office:value-type="float" office:value="0.981597538520479">
            <text:p>0.9815975385</text:p>
          </table:table-cell>
          <table:table-cell office:value-type="float" office:value="0.987772833792396">
            <text:p>0.9877728338</text:p>
          </table:table-cell>
          <table:table-cell office:value-type="float" office:value="0.922690990845403">
            <text:p>0.9226909908</text:p>
          </table:table-cell>
          <table:table-cell table:number-columns-repeated="2" office:value-type="float" office:value="0">
            <text:p>0</text:p>
          </table:table-cell>
          <table:table-cell office:value-type="float" office:value="-30.6397890673302">
            <text:p>-30.639789067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410">
            <text:p>10410</text:p>
          </table:table-cell>
          <table:table-cell office:value-type="float" office:value="14010">
            <text:p>14010</text:p>
          </table:table-cell>
          <table:table-cell office:value-type="float" office:value="21185">
            <text:p>21185</text:p>
          </table:table-cell>
          <table:table-cell office:value-type="float" office:value="-166.875">
            <text:p>-166.875</text:p>
          </table:table-cell>
          <table:table-cell office:value-type="float" office:value="-171.5">
            <text:p>-171.5</text:p>
          </table:table-cell>
          <table:table-cell office:value-type="float" office:value="-202.25">
            <text:p>-202.25</text:p>
          </table:table-cell>
          <table:table-cell office:value-type="float" office:value="-0.0160302593659942">
            <text:p>-0.0160302594</text:p>
          </table:table-cell>
          <table:table-cell office:value-type="float" office:value="-0.0122412562455389">
            <text:p>-0.0122412562</text:p>
          </table:table-cell>
          <table:table-cell office:value-type="float" office:value="-0.00954684918574463">
            <text:p>-0.0095468492</text:p>
          </table:table-cell>
          <table:table-cell office:value-type="float" office:value="0.944397751881089">
            <text:p>0.9443977519</text:p>
          </table:table-cell>
          <table:table-cell office:value-type="float" office:value="0.957449305915373">
            <text:p>0.9574493059</text:p>
          </table:table-cell>
          <table:table-cell office:value-type="float" office:value="0.966764666815469">
            <text:p>0.96676466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9960">
            <text:p>9960</text:p>
          </table:table-cell>
          <table:table-cell office:value-type="float" office:value="13950">
            <text:p>13950</text:p>
          </table:table-cell>
          <table:table-cell office:value-type="float" office:value="21185">
            <text:p>21185</text:p>
          </table:table-cell>
          <table:table-cell office:value-type="float" office:value="-115.5">
            <text:p>-115.5</text:p>
          </table:table-cell>
          <table:table-cell office:value-type="float" office:value="-354.5">
            <text:p>-354.5</text:p>
          </table:table-cell>
          <table:table-cell office:value-type="float" office:value="-77.5">
            <text:p>-77.5</text:p>
          </table:table-cell>
          <table:table-cell office:value-type="float" office:value="-0.0115963855421687">
            <text:p>-0.0115963855</text:p>
          </table:table-cell>
          <table:table-cell office:value-type="float" office:value="-0.0254121863799283">
            <text:p>-0.0254121864</text:p>
          </table:table-cell>
          <table:table-cell office:value-type="float" office:value="-0.00365824876091574">
            <text:p>-0.0036582488</text:p>
          </table:table-cell>
          <table:table-cell office:value-type="float" office:value="0.959676223871389">
            <text:p>0.9596762239</text:p>
          </table:table-cell>
          <table:table-cell office:value-type="float" office:value="0.912323074934803">
            <text:p>0.9123230749</text:p>
          </table:table-cell>
          <table:table-cell office:value-type="float" office:value="0.987222359593429">
            <text:p>0.9872223596</text:p>
          </table:table-cell>
          <table:table-cell office:value-type="float" office:value="0">
            <text:p>0</text:p>
          </table:table-cell>
          <table:table-cell office:value-type="float" office:value="-26.9281121372771">
            <text:p>-26.92811213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870">
            <text:p>9870</text:p>
          </table:table-cell>
          <table:table-cell office:value-type="float" office:value="13906">
            <text:p>13906</text:p>
          </table:table-cell>
          <table:table-cell office:value-type="float" office:value="20251">
            <text:p>20251</text:p>
          </table:table-cell>
          <table:table-cell office:value-type="float" office:value="-53.625">
            <text:p>-53.625</text:p>
          </table:table-cell>
          <table:table-cell office:value-type="float" office:value="-187">
            <text:p>-187</text:p>
          </table:table-cell>
          <table:table-cell office:value-type="float" office:value="-287.75">
            <text:p>-287.75</text:p>
          </table:table-cell>
          <table:table-cell office:value-type="float" office:value="-0.00543313069908815">
            <text:p>-0.0054331307</text:p>
          </table:table-cell>
          <table:table-cell office:value-type="float" office:value="-0.0134474327628362">
            <text:p>-0.0134474328</text:p>
          </table:table-cell>
          <table:table-cell office:value-type="float" office:value="-0.0142091748555627">
            <text:p>-0.0142091749</text:p>
          </table:table-cell>
          <table:table-cell office:value-type="float" office:value="0.98104189961521">
            <text:p>0.9810418996</text:p>
          </table:table-cell>
          <table:table-cell office:value-type="float" office:value="0.953288418887979">
            <text:p>0.9532884189</text:p>
          </table:table-cell>
          <table:table-cell office:value-type="float" office:value="0.95066361327968">
            <text:p>0.9506636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397">
            <text:p>9397</text:p>
          </table:table-cell>
          <table:table-cell office:value-type="float" office:value="13887">
            <text:p>13887</text:p>
          </table:table-cell>
          <table:table-cell office:value-type="float" office:value="20104">
            <text:p>20104</text:p>
          </table:table-cell>
          <table:table-cell office:value-type="float" office:value="-268">
            <text:p>-268</text:p>
          </table:table-cell>
          <table:table-cell office:value-type="float" office:value="-16.875">
            <text:p>-16.875</text:p>
          </table:table-cell>
          <table:table-cell office:value-type="float" office:value="-349.125">
            <text:p>-349.125</text:p>
          </table:table-cell>
          <table:table-cell office:value-type="float" office:value="-0.0285197403426626">
            <text:p>-0.0285197403</text:p>
          </table:table-cell>
          <table:table-cell office:value-type="float" office:value="-0.0012151652624757">
            <text:p>-0.0012151653</text:p>
          </table:table-cell>
          <table:table-cell office:value-type="float" office:value="-0.0173659470752089">
            <text:p>-0.0173659471</text:p>
          </table:table-cell>
          <table:table-cell office:value-type="float" office:value="0.901775124955538">
            <text:p>0.901775125</text:p>
          </table:table-cell>
          <table:table-cell office:value-type="float" office:value="0.995749815769501">
            <text:p>0.9957498158</text:p>
          </table:table-cell>
          <table:table-cell office:value-type="float" office:value="0.939810274427694">
            <text:p>0.9398102744</text:p>
          </table:table-cell>
          <table:table-cell office:value-type="float" office:value="-23.9558747315142">
            <text:p>-23.95587473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11">
            <text:p>9811</text:p>
          </table:table-cell>
          <table:table-cell office:value-type="float" office:value="13214">
            <text:p>13214</text:p>
          </table:table-cell>
          <table:table-cell office:value-type="float" office:value="18662">
            <text:p>18662</text:p>
          </table:table-cell>
          <table:table-cell office:value-type="float" office:value="-248.75">
            <text:p>-248.75</text:p>
          </table:table-cell>
          <table:table-cell office:value-type="float" office:value="-268.25">
            <text:p>-268.25</text:p>
          </table:table-cell>
          <table:table-cell office:value-type="float" office:value="-340.375">
            <text:p>-340.375</text:p>
          </table:table-cell>
          <table:table-cell office:value-type="float" office:value="-0.0253541942717358">
            <text:p>-0.0253541943</text:p>
          </table:table-cell>
          <table:table-cell office:value-type="float" office:value="-0.0203004389284093">
            <text:p>-0.0203004389</text:p>
          </table:table-cell>
          <table:table-cell office:value-type="float" office:value="-0.0182389347336834">
            <text:p>-0.0182389347</text:p>
          </table:table-cell>
          <table:table-cell office:value-type="float" office:value="0.912520276976576">
            <text:p>0.912520277</text:p>
          </table:table-cell>
          <table:table-cell office:value-type="float" office:value="0.929756195079112">
            <text:p>0.9297561951</text:p>
          </table:table-cell>
          <table:table-cell office:value-type="float" office:value="0.936815739562938">
            <text:p>0.9368157396</text:p>
          </table:table-cell>
          <table:table-cell office:value-type="float" office:value="-26.990503782306">
            <text:p>-26.9905037823</text:p>
          </table:table-cell>
          <table:table-cell office:value-type="float" office:value="-33.7966847871597">
            <text:p>-33.7966847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210">
            <text:p>13210</text:p>
          </table:table-cell>
          <table:table-cell office:value-type="float" office:value="18774">
            <text:p>18774</text:p>
          </table:table-cell>
          <table:table-cell office:value-type="float" office:value="-91.75">
            <text:p>-91.75</text:p>
          </table:table-cell>
          <table:table-cell office:value-type="float" office:value="-119">
            <text:p>-119</text:p>
          </table:table-cell>
          <table:table-cell office:value-type="float" office:value="-502.625">
            <text:p>-502.625</text:p>
          </table:table-cell>
          <table:table-cell office:value-type="float" office:value="-0.00950777202072539">
            <text:p>-0.009507772</text:p>
          </table:table-cell>
          <table:table-cell office:value-type="float" office:value="-0.00900832702498107">
            <text:p>-0.009008327</text:p>
          </table:table-cell>
          <table:table-cell office:value-type="float" office:value="-0.0267723979972302">
            <text:p>-0.026772398</text:p>
          </table:table-cell>
          <table:table-cell office:value-type="float" office:value="0.966899977475905">
            <text:p>0.9668999775</text:p>
          </table:table-cell>
          <table:table-cell office:value-type="float" office:value="0.968629909325913">
            <text:p>0.9686299093</text:p>
          </table:table-cell>
          <table:table-cell office:value-type="float" office:value="0.907701459146958">
            <text:p>0.9077014591</text:p>
          </table:table-cell>
          <table:table-cell table:number-columns-repeated="2" office:value-type="float" office:value="0">
            <text:p>0</text:p>
          </table:table-cell>
          <table:table-cell office:value-type="float" office:value="-25.5422248312892">
            <text:p>-25.54222483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557">
            <text:p>9557</text:p>
          </table:table-cell>
          <table:table-cell office:value-type="float" office:value="13750">
            <text:p>13750</text:p>
          </table:table-cell>
          <table:table-cell office:value-type="float" office:value="19328">
            <text:p>19328</text:p>
          </table:table-cell>
          <table:table-cell office:value-type="float" office:value="-106.125">
            <text:p>-106.125</text:p>
          </table:table-cell>
          <table:table-cell office:value-type="float" office:value="-247.5">
            <text:p>-247.5</text:p>
          </table:table-cell>
          <table:table-cell office:value-type="float" office:value="-380.375">
            <text:p>-380.375</text:p>
          </table:table-cell>
          <table:table-cell office:value-type="float" office:value="-0.0111044260751282">
            <text:p>-0.0111044261</text:p>
          </table:table-cell>
          <table:table-cell office:value-type="float" office:value="-0.018">
            <text:p>-0.018</text:p>
          </table:table-cell>
          <table:table-cell office:value-type="float" office:value="-0.0196799979304636">
            <text:p>-0.0196799979</text:p>
          </table:table-cell>
          <table:table-cell office:value-type="float" office:value="0.961376192962829">
            <text:p>0.961376193</text:p>
          </table:table-cell>
          <table:table-cell office:value-type="float" office:value="0.93763504">
            <text:p>0.93763504</text:p>
          </table:table-cell>
          <table:table-cell office:value-type="float" office:value="0.931879119787722">
            <text:p>0.9318791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763">
            <text:p>12763</text:p>
          </table:table-cell>
          <table:table-cell office:value-type="float" office:value="20049">
            <text:p>20049</text:p>
          </table:table-cell>
          <table:table-cell office:value-type="float" office:value="-245.375">
            <text:p>-245.375</text:p>
          </table:table-cell>
          <table:table-cell office:value-type="float" office:value="-78.125">
            <text:p>-78.125</text:p>
          </table:table-cell>
          <table:table-cell office:value-type="float" office:value="-341">
            <text:p>-341</text:p>
          </table:table-cell>
          <table:table-cell office:value-type="float" office:value="-0.0259656084656085">
            <text:p>-0.0259656085</text:p>
          </table:table-cell>
          <table:table-cell office:value-type="float" office:value="-0.0061212097469247">
            <text:p>-0.0061212097</text:p>
          </table:table-cell>
          <table:table-cell office:value-type="float" office:value="-0.0170083295924984">
            <text:p>-0.0170083296</text:p>
          </table:table-cell>
          <table:table-cell office:value-type="float" office:value="0.910441827503429">
            <text:p>0.9104418275</text:p>
          </table:table-cell>
          <table:table-cell office:value-type="float" office:value="0.978649205534945">
            <text:p>0.9786492055</text:p>
          </table:table-cell>
          <table:table-cell office:value-type="float" office:value="0.941037841646289">
            <text:p>0.9410378416</text:p>
          </table:table-cell>
          <table:table-cell office:value-type="float" office:value="-26.3467243289275">
            <text:p>-26.34672432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8920">
            <text:p>8920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91.875">
            <text:p>-91.875</text:p>
          </table:table-cell>
          <table:table-cell office:value-type="float" office:value="-280">
            <text:p>-280</text:p>
          </table:table-cell>
          <table:table-cell office:value-type="float" office:value="-271.25">
            <text:p>-271.25</text:p>
          </table:table-cell>
          <table:table-cell office:value-type="float" office:value="-0.0102998878923767">
            <text:p>-0.0102998879</text:p>
          </table:table-cell>
          <table:table-cell office:value-type="float" office:value="-0.0224035845735318">
            <text:p>-0.0224035846</text:p>
          </table:table-cell>
          <table:table-cell office:value-type="float" office:value="-0.0149087611300429">
            <text:p>-0.0149087611</text:p>
          </table:table-cell>
          <table:table-cell office:value-type="float" office:value="0.964158324250249">
            <text:p>0.9641583243</text:p>
          </table:table-cell>
          <table:table-cell office:value-type="float" office:value="0.922571218372056">
            <text:p>0.9225712184</text:p>
          </table:table-cell>
          <table:table-cell office:value-type="float" office:value="0.948254987515378">
            <text:p>0.9482549875</text:p>
          </table:table-cell>
          <table:table-cell office:value-type="float" office:value="0">
            <text:p>0</text:p>
          </table:table-cell>
          <table:table-cell office:value-type="float" office:value="-30.5912371323023">
            <text:p>-30.59123713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8790">
            <text:p>8790</text:p>
          </table:table-cell>
          <table:table-cell office:value-type="float" office:value="12386">
            <text:p>12386</text:p>
          </table:table-cell>
          <table:table-cell office:value-type="float" office:value="18141">
            <text:p>18141</text:p>
          </table:table-cell>
          <table:table-cell office:value-type="float" office:value="-82.625">
            <text:p>-82.625</text:p>
          </table:table-cell>
          <table:table-cell office:value-type="float" office:value="-121">
            <text:p>-121</text:p>
          </table:table-cell>
          <table:table-cell office:value-type="float" office:value="-281.5">
            <text:p>-281.5</text:p>
          </table:table-cell>
          <table:table-cell office:value-type="float" office:value="-0.00939988623435722">
            <text:p>-0.0093998862</text:p>
          </table:table-cell>
          <table:table-cell office:value-type="float" office:value="-0.00976909413854352">
            <text:p>-0.0097690941</text:p>
          </table:table-cell>
          <table:table-cell office:value-type="float" office:value="-0.0155173364202635">
            <text:p>-0.0155173364</text:p>
          </table:table-cell>
          <table:table-cell office:value-type="float" office:value="0.967273579587739">
            <text:p>0.9672735796</text:p>
          </table:table-cell>
          <table:table-cell office:value-type="float" office:value="0.965995223507662">
            <text:p>0.9659952235</text:p>
          </table:table-cell>
          <table:table-cell office:value-type="float" office:value="0.946161266479054">
            <text:p>0.9461612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520">
            <text:p>8520</text:p>
          </table:table-cell>
          <table:table-cell office:value-type="float" office:value="12263">
            <text:p>12263</text:p>
          </table:table-cell>
          <table:table-cell office:value-type="float" office:value="18824">
            <text:p>18824</text:p>
          </table:table-cell>
          <table:table-cell office:value-type="float" office:value="-202.375">
            <text:p>-202.375</text:p>
          </table:table-cell>
          <table:table-cell office:value-type="float" office:value="-118">
            <text:p>-118</text:p>
          </table:table-cell>
          <table:table-cell office:value-type="float" office:value="-294.25">
            <text:p>-294.25</text:p>
          </table:table-cell>
          <table:table-cell office:value-type="float" office:value="-0.0237529342723005">
            <text:p>-0.0237529343</text:p>
          </table:table-cell>
          <table:table-cell office:value-type="float" office:value="-0.00962244149066297">
            <text:p>-0.0096224415</text:p>
          </table:table-cell>
          <table:table-cell office:value-type="float" office:value="-0.0156316404589885">
            <text:p>-0.0156316405</text:p>
          </table:table-cell>
          <table:table-cell office:value-type="float" office:value="0.917970565744575">
            <text:p>0.9179705657</text:p>
          </table:table-cell>
          <table:table-cell office:value-type="float" office:value="0.966502933887952">
            <text:p>0.9665029339</text:p>
          </table:table-cell>
          <table:table-cell office:value-type="float" office:value="0.945768180833081">
            <text:p>0.9457681808</text:p>
          </table:table-cell>
          <table:table-cell office:value-type="float" office:value="-28.8335769571657">
            <text:p>-28.83357695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1904">
            <text:p>11904</text:p>
          </table:table-cell>
          <table:table-cell office:value-type="float" office:value="17284">
            <text:p>17284</text:p>
          </table:table-cell>
          <table:table-cell office:value-type="float" office:value="-184.125">
            <text:p>-184.125</text:p>
          </table:table-cell>
          <table:table-cell office:value-type="float" office:value="-188.5">
            <text:p>-188.5</text:p>
          </table:table-cell>
          <table:table-cell office:value-type="float" office:value="-233.25">
            <text:p>-233.25</text:p>
          </table:table-cell>
          <table:table-cell office:value-type="float" office:value="-0.0214148639218423">
            <text:p>-0.0214148639</text:p>
          </table:table-cell>
          <table:table-cell office:value-type="float" office:value="-0.0158350134408602">
            <text:p>-0.0158350134</text:p>
          </table:table-cell>
          <table:table-cell office:value-type="float" office:value="-0.0134951400138857">
            <text:p>-0.01349514</text:p>
          </table:table-cell>
          <table:table-cell office:value-type="float" office:value="0.925946825211262">
            <text:p>0.9259468252</text:p>
          </table:table-cell>
          <table:table-cell office:value-type="float" office:value="0.945068918352307">
            <text:p>0.9450689184</text:p>
          </table:table-cell>
          <table:table-cell office:value-type="float" office:value="0.953123962807229">
            <text:p>0.9531239628</text:p>
          </table:table-cell>
          <table:table-cell office:value-type="float" office:value="-32.0197494450375">
            <text:p>-32.019749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555">
            <text:p>11555</text:p>
          </table:table-cell>
          <table:table-cell office:value-type="float" office:value="16499">
            <text:p>16499</text:p>
          </table:table-cell>
          <table:table-cell office:value-type="float" office:value="-128.625">
            <text:p>-128.625</text:p>
          </table:table-cell>
          <table:table-cell office:value-type="float" office:value="-150">
            <text:p>-150</text:p>
          </table:table-cell>
          <table:table-cell office:value-type="float" office:value="-373">
            <text:p>-373</text:p>
          </table:table-cell>
          <table:table-cell office:value-type="float" office:value="-0.0147269292420426">
            <text:p>-0.0147269292</text:p>
          </table:table-cell>
          <table:table-cell office:value-type="float" office:value="-0.0129813933362181">
            <text:p>-0.0129813933</text:p>
          </table:table-cell>
          <table:table-cell office:value-type="float" office:value="-0.022607430753379">
            <text:p>-0.0226074308</text:p>
          </table:table-cell>
          <table:table-cell office:value-type="float" office:value="0.948880837244855">
            <text:p>0.9488808372</text:p>
          </table:table-cell>
          <table:table-cell office:value-type="float" office:value="0.954895415806218">
            <text:p>0.9548954158</text:p>
          </table:table-cell>
          <table:table-cell office:value-type="float" office:value="0.9218757403767">
            <text:p>0.9218757404</text:p>
          </table:table-cell>
          <table:table-cell table:number-columns-repeated="2" office:value-type="float" office:value="0">
            <text:p>0</text:p>
          </table:table-cell>
          <table:table-cell office:value-type="float" office:value="-30.3122539208007">
            <text:p>-30.312253920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74">
            <text:p>12274</text:p>
          </table:table-cell>
          <table:table-cell office:value-type="float" office:value="17654">
            <text:p>17654</text:p>
          </table:table-cell>
          <table:table-cell office:value-type="float" office:value="-87.25">
            <text:p>-87.25</text:p>
          </table:table-cell>
          <table:table-cell office:value-type="float" office:value="-109.375">
            <text:p>-109.375</text:p>
          </table:table-cell>
          <table:table-cell office:value-type="float" office:value="-246">
            <text:p>-246</text:p>
          </table:table-cell>
          <table:table-cell office:value-type="float" office:value="-0.0104491017964072">
            <text:p>-0.0104491018</text:p>
          </table:table-cell>
          <table:table-cell office:value-type="float" office:value="-0.00891111292162294">
            <text:p>-0.0089111129</text:p>
          </table:table-cell>
          <table:table-cell office:value-type="float" office:value="-0.0139345190891583">
            <text:p>-0.0139345191</text:p>
          </table:table-cell>
          <table:table-cell office:value-type="float" office:value="0.963642143820144">
            <text:p>0.9636421438</text:p>
          </table:table-cell>
          <table:table-cell office:value-type="float" office:value="0.968966744323984">
            <text:p>0.9689667443</text:p>
          </table:table-cell>
          <table:table-cell office:value-type="float" office:value="0.951609757999548">
            <text:p>0.951609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198.875">
            <text:p>-198.875</text:p>
          </table:table-cell>
          <table:table-cell office:value-type="float" office:value="-34.5">
            <text:p>-34.5</text:p>
          </table:table-cell>
          <table:table-cell office:value-type="float" office:value="-292.625">
            <text:p>-292.625</text:p>
          </table:table-cell>
          <table:table-cell office:value-type="float" office:value="-0.0241236050460941">
            <text:p>-0.024123605</text:p>
          </table:table-cell>
          <table:table-cell office:value-type="float" office:value="-0.00288509784244857">
            <text:p>-0.0028850978</text:p>
          </table:table-cell>
          <table:table-cell office:value-type="float" office:value="-0.0159295046271094">
            <text:p>-0.0159295046</text:p>
          </table:table-cell>
          <table:table-cell office:value-type="float" office:value="0.916708001046694">
            <text:p>0.916708001</text:p>
          </table:table-cell>
          <table:table-cell office:value-type="float" office:value="0.989918472178969">
            <text:p>0.9899184722</text:p>
          </table:table-cell>
          <table:table-cell office:value-type="float" office:value="0.944744082075741">
            <text:p>0.9447440821</text:p>
          </table:table-cell>
          <table:table-cell office:value-type="float" office:value="-28.3851666627356">
            <text:p>-28.3851666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732">
            <text:p>732</text:p>
          </table:table-cell>
          <table:table-cell office:value-type="float" office:value="8358">
            <text:p>8358</text:p>
          </table:table-cell>
          <table:table-cell office:value-type="float" office:value="11108">
            <text:p>11108</text:p>
          </table:table-cell>
          <table:table-cell office:value-type="float" office:value="16483">
            <text:p>16483</text:p>
          </table:table-cell>
          <table:table-cell office:value-type="float" office:value="-184.75">
            <text:p>-184.75</text:p>
          </table:table-cell>
          <table:table-cell office:value-type="float" office:value="103.625">
            <text:p>103.625</text:p>
          </table:table-cell>
          <table:table-cell office:value-type="float" office:value="-211.75">
            <text:p>-211.75</text:p>
          </table:table-cell>
          <table:table-cell office:value-type="float" office:value="-0.0221045704714046">
            <text:p>-0.0221045705</text:p>
          </table:table-cell>
          <table:table-cell office:value-type="float" office:value="0.00932886208138279">
            <text:p>0.0093288621</text:p>
          </table:table-cell>
          <table:table-cell office:value-type="float" office:value="-0.0128465691925014">
            <text:p>-0.0128465692</text:p>
          </table:table-cell>
          <table:table-cell office:value-type="float" office:value="0.923591682940105">
            <text:p>0.9235916829</text:p>
          </table:table-cell>
          <table:table-cell office:value-type="float" office:value="1.0328215915136">
            <text:p>1.0328215915</text:p>
          </table:table-cell>
          <table:table-cell office:value-type="float" office:value="0.95536047513268">
            <text:p>0.9553604751</text:p>
          </table:table-cell>
          <table:table-cell office:value-type="float" office:value="-31.0097760727736">
            <text:p>-31.00977607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986">
            <text:p>10986</text:p>
          </table:table-cell>
          <table:table-cell office:value-type="float" office:value="15868">
            <text:p>15868</text:p>
          </table:table-cell>
          <table:table-cell office:value-type="float" office:value="140.375">
            <text:p>140.375</text:p>
          </table:table-cell>
          <table:table-cell office:value-type="float" office:value="-155.75">
            <text:p>-155.75</text:p>
          </table:table-cell>
          <table:table-cell office:value-type="float" office:value="-174.625">
            <text:p>-174.625</text:p>
          </table:table-cell>
          <table:table-cell office:value-type="float" office:value="0.0176572327044025">
            <text:p>0.0176572327</text:p>
          </table:table-cell>
          <table:table-cell office:value-type="float" office:value="-0.0141771345348626">
            <text:p>-0.0141771345</text:p>
          </table:table-cell>
          <table:table-cell office:value-type="float" office:value="-0.0110048525334006">
            <text:p>-0.0110048525</text:p>
          </table:table-cell>
          <table:table-cell office:value-type="float" office:value="1.06241139908429">
            <text:p>1.0624113991</text:p>
          </table:table-cell>
          <table:table-cell office:value-type="float" office:value="0.950773971769475">
            <text:p>0.9507739718</text:p>
          </table:table-cell>
          <table:table-cell office:value-type="float" office:value="0.961720385420491">
            <text:p>0.96172038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8145">
            <text:p>8145</text:p>
          </table:table-cell>
          <table:table-cell office:value-type="float" office:value="10899">
            <text:p>10899</text:p>
          </table:table-cell>
          <table:table-cell office:value-type="float" office:value="16966">
            <text:p>16966</text:p>
          </table:table-cell>
          <table:table-cell office:value-type="float" office:value="-0.25">
            <text:p>-0.25</text:p>
          </table:table-cell>
          <table:table-cell office:value-type="float" office:value="0.875">
            <text:p>0.875</text:p>
          </table:table-cell>
          <table:table-cell office:value-type="float" office:value="-114.125">
            <text:p>-114.125</text:p>
          </table:table-cell>
          <table:table-cell table:style-name="ce17" office:value-type="float" office:value="-0.0000306936771025169">
            <text:p>-3.07E-005</text:p>
          </table:table-cell>
          <table:table-cell table:style-name="ce17" office:value-type="float" office:value="0.0000802825947334618">
            <text:p>8.03E-005</text:p>
          </table:table-cell>
          <table:table-cell office:value-type="float" office:value="-0.00672668867146057">
            <text:p>-0.0067266887</text:p>
          </table:table-cell>
          <table:table-cell office:value-type="float" office:value="0.999892573976661">
            <text:p>0.999892574</text:p>
          </table:table-cell>
          <table:table-cell office:value-type="float" office:value="1.00028100171435">
            <text:p>1.0002810017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35">
            <text:p>935</text:p>
          </table:table-cell>
          <table:table-cell office:value-type="float" office:value="8088">
            <text:p>8088</text:p>
          </table:table-cell>
          <table:table-cell office:value-type="float" office:value="10868">
            <text:p>10868</text:p>
          </table:table-cell>
          <table:table-cell office:value-type="float" office:value="15996">
            <text:p>15996</text:p>
          </table:table-cell>
          <table:table-cell office:value-type="float" office:value="-197">
            <text:p>-197</text:p>
          </table:table-cell>
          <table:table-cell office:value-type="float" office:value="57">
            <text:p>57</text:p>
          </table:table-cell>
          <table:table-cell office:value-type="float" office:value="-18">
            <text:p>-18</text:p>
          </table:table-cell>
          <table:table-cell office:value-type="float" office:value="-0.0243570722057369">
            <text:p>-0.0243570722</text:p>
          </table:table-cell>
          <table:table-cell office:value-type="float" office:value="0.00524475524475525">
            <text:p>0.0052447552</text:p>
          </table:table-cell>
          <table:table-cell office:value-type="float" office:value="-0.00112528132033008">
            <text:p>-0.0011252813</text:p>
          </table:table-cell>
          <table:table-cell office:value-type="float" office:value="0.915913050534135">
            <text:p>0.9159130505</text:p>
          </table:table-cell>
          <table:table-cell office:value-type="float" office:value="1.0184105579735">
            <text:p>1.018410558</text:p>
          </table:table-cell>
          <table:table-cell office:value-type="float" office:value="0.996063997244622">
            <text:p>0.9960639972</text:p>
          </table:table-cell>
          <table:table-cell office:value-type="float" office:value="-28.1097401394955">
            <text:p>-28.1097401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8055">
            <text:p>8055</text:p>
          </table:table-cell>
          <table:table-cell office:value-type="float" office:value="10868">
            <text:p>10868</text:p>
          </table:table-cell>
          <table:table-cell office:value-type="float" office:value="16547">
            <text:p>16547</text:p>
          </table:table-cell>
          <table:table-cell office:value-type="float" office:value="-171">
            <text:p>-171</text:p>
          </table:table-cell>
          <table:table-cell office:value-type="float" office:value="72.25">
            <text:p>72.25</text:p>
          </table:table-cell>
          <table:table-cell office:value-type="float" office:value="232.25">
            <text:p>232.25</text:p>
          </table:table-cell>
          <table:table-cell office:value-type="float" office:value="-0.0212290502793296">
            <text:p>-0.0212290503</text:p>
          </table:table-cell>
          <table:table-cell office:value-type="float" office:value="0.00664795730585204">
            <text:p>0.0066479573</text:p>
          </table:table-cell>
          <table:table-cell office:value-type="float" office:value="0.0140357768779839">
            <text:p>0.0140357769</text:p>
          </table:table-cell>
          <table:table-cell office:value-type="float" office:value="0.926581642270841">
            <text:p>0.9265816423</text:p>
          </table:table-cell>
          <table:table-cell office:value-type="float" office:value="1.02335447342971">
            <text:p>1.0233544734</text:p>
          </table:table-cell>
          <table:table-cell office:value-type="float" office:value="1.04951134501678">
            <text:p>1.049511345</text:p>
          </table:table-cell>
          <table:table-cell office:value-type="float" office:value="-32.3030673255025">
            <text:p>-32.30306732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889">
            <text:p>10889</text:p>
          </table:table-cell>
          <table:table-cell office:value-type="float" office:value="18023">
            <text:p>18023</text:p>
          </table:table-cell>
          <table:table-cell office:value-type="float" office:value="140.375">
            <text:p>140.375</text:p>
          </table:table-cell>
          <table:table-cell office:value-type="float" office:value="-37.375">
            <text:p>-37.375</text:p>
          </table:table-cell>
          <table:table-cell office:value-type="float" office:value="-42.375">
            <text:p>-42.375</text:p>
          </table:table-cell>
          <table:table-cell office:value-type="float" office:value="0.0176572327044025">
            <text:p>0.0176572327</text:p>
          </table:table-cell>
          <table:table-cell office:value-type="float" office:value="-0.00343236293507209">
            <text:p>-0.0034323629</text:p>
          </table:table-cell>
          <table:table-cell office:value-type="float" office:value="-0.00235116240359541">
            <text:p>-0.0023511624</text:p>
          </table:table-cell>
          <table:table-cell office:value-type="float" office:value="1.06241139908429">
            <text:p>1.0624113991</text:p>
          </table:table-cell>
          <table:table-cell office:value-type="float" office:value="0.988009820713271">
            <text:p>0.9880098207</text:p>
          </table:table-cell>
          <table:table-cell office:value-type="float" office:value="0.991781766398126">
            <text:p>0.99178176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004">
            <text:p>8004</text:p>
          </table:table-cell>
          <table:table-cell office:value-type="float" office:value="11968">
            <text:p>11968</text:p>
          </table:table-cell>
          <table:table-cell office:value-type="float" office:value="17504">
            <text:p>17504</text:p>
          </table:table-cell>
          <table:table-cell office:value-type="float" office:value="-13.625">
            <text:p>-13.625</text:p>
          </table:table-cell>
          <table:table-cell office:value-type="float" office:value="-97">
            <text:p>-97</text:p>
          </table:table-cell>
          <table:table-cell office:value-type="float" office:value="-368.25">
            <text:p>-368.25</text:p>
          </table:table-cell>
          <table:table-cell office:value-type="float" office:value="-0.00170227386306847">
            <text:p>-0.0017022739</text:p>
          </table:table-cell>
          <table:table-cell office:value-type="float" office:value="-0.00810494652406417">
            <text:p>-0.0081049465</text:p>
          </table:table-cell>
          <table:table-cell office:value-type="float" office:value="-0.0210380484460695">
            <text:p>-0.0210380484</text:p>
          </table:table-cell>
          <table:table-cell office:value-type="float" office:value="0.994047721042418">
            <text:p>0.994047721</text:p>
          </table:table-cell>
          <table:table-cell office:value-type="float" office:value="0.971761439875765">
            <text:p>0.9717614399</text:p>
          </table:table-cell>
          <table:table-cell office:value-type="float" office:value="0.927234325424299">
            <text:p>0.9272343254</text:p>
          </table:table-cell>
          <table:table-cell table:number-columns-repeated="2" office:value-type="float" office:value="0">
            <text:p>0</text:p>
          </table:table-cell>
          <table:table-cell office:value-type="float" office:value="-32.5995118903146">
            <text:p>-32.59951189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258">
            <text:p>11258</text:p>
          </table:table-cell>
          <table:table-cell office:value-type="float" office:value="17071">
            <text:p>17071</text:p>
          </table:table-cell>
          <table:table-cell office:value-type="float" office:value="15.25">
            <text:p>15.25</text:p>
          </table:table-cell>
          <table:table-cell office:value-type="float" office:value="-14.5">
            <text:p>-14.5</text:p>
          </table:table-cell>
          <table:table-cell office:value-type="float" office:value="-641.25">
            <text:p>-641.25</text:p>
          </table:table-cell>
          <table:table-cell office:value-type="float" office:value="0.00191775653923541">
            <text:p>0.0019177565</text:p>
          </table:table-cell>
          <table:table-cell office:value-type="float" office:value="-0.00128797299697993">
            <text:p>-0.001287973</text:p>
          </table:table-cell>
          <table:table-cell office:value-type="float" office:value="-0.0375637045281471">
            <text:p>-0.0375637045</text:p>
          </table:table-cell>
          <table:table-cell office:value-type="float" office:value="1.00671935635601">
            <text:p>1.0067193564</text:p>
          </table:table-cell>
          <table:table-cell office:value-type="float" office:value="0.995495345904475">
            <text:p>0.9954953459</text:p>
          </table:table-cell>
          <table:table-cell office:value-type="float" office:value="0.871292656671326">
            <text:p>0.8712926567</text:p>
          </table:table-cell>
          <table:table-cell table:number-columns-repeated="2" office:value-type="float" office:value="0">
            <text:p>0</text:p>
          </table:table-cell>
          <table:table-cell office:value-type="float" office:value="-18.1037927046518">
            <text:p>-18.103792704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439">
            <text:p>11439</text:p>
          </table:table-cell>
          <table:table-cell office:value-type="float" office:value="17207">
            <text:p>17207</text:p>
          </table:table-cell>
          <table:table-cell office:value-type="float" office:value="63.125">
            <text:p>63.125</text:p>
          </table:table-cell>
          <table:table-cell office:value-type="float" office:value="186">
            <text:p>186</text:p>
          </table:table-cell>
          <table:table-cell office:value-type="float" office:value="-883.625">
            <text:p>-883.625</text:p>
          </table:table-cell>
          <table:table-cell office:value-type="float" office:value="0.00793226941442574">
            <text:p>0.0079322694</text:p>
          </table:table-cell>
          <table:table-cell office:value-type="float" office:value="0.016260162601626">
            <text:p>0.0162601626</text:p>
          </table:table-cell>
          <table:table-cell office:value-type="float" office:value="-0.0513526471784739">
            <text:p>-0.0513526472</text:p>
          </table:table-cell>
          <table:table-cell office:value-type="float" office:value="1.02788626791069">
            <text:p>1.0278862679</text:p>
          </table:table-cell>
          <table:table-cell office:value-type="float" office:value="1.05742877916584">
            <text:p>1.0574287792</text:p>
          </table:table-cell>
          <table:table-cell office:value-type="float" office:value="0.825434439844926">
            <text:p>0.8254344398</text:p>
          </table:table-cell>
          <table:table-cell table:number-columns-repeated="2" office:value-type="float" office:value="0">
            <text:p>0</text:p>
          </table:table-cell>
          <table:table-cell office:value-type="float" office:value="-13.1481701264268">
            <text:p>-13.14817012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0574">
            <text:p>10574</text:p>
          </table:table-cell>
          <table:table-cell office:value-type="float" office:value="17889">
            <text:p>17889</text:p>
          </table:table-cell>
          <table:table-cell office:value-type="float" office:value="127.625">
            <text:p>127.625</text:p>
          </table:table-cell>
          <table:table-cell office:value-type="float" office:value="-679.625">
            <text:p>-679.625</text:p>
          </table:table-cell>
          <table:table-cell office:value-type="float" office:value="10">
            <text:p>10</text:p>
          </table:table-cell>
          <table:table-cell office:value-type="float" office:value="0.0167596848325673">
            <text:p>0.0167596848</text:p>
          </table:table-cell>
          <table:table-cell office:value-type="float" office:value="-0.0642732173255154">
            <text:p>-0.0642732173</text:p>
          </table:table-cell>
          <table:table-cell office:value-type="float" office:value="0.000559002739113422">
            <text:p>0.0005590027</text:p>
          </table:table-cell>
          <table:table-cell office:value-type="float" office:value="1.05920943550393">
            <text:p>1.0592094355</text:p>
          </table:table-cell>
          <table:table-cell office:value-type="float" office:value="0.783140590432827">
            <text:p>0.7831405904</text:p>
          </table:table-cell>
          <table:table-cell office:value-type="float" office:value="1.00195712205566">
            <text:p>1.0019571221</text:p>
          </table:table-cell>
          <table:table-cell office:value-type="float" office:value="0">
            <text:p>0</text:p>
          </table:table-cell>
          <table:table-cell office:value-type="float" office:value="-10.4339753732881">
            <text:p>-10.4339753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6500">
            <text:p>6500</text:p>
          </table:table-cell>
          <table:table-cell office:value-type="float" office:value="10165">
            <text:p>10165</text:p>
          </table:table-cell>
          <table:table-cell office:value-type="float" office:value="17204">
            <text:p>17204</text:p>
          </table:table-cell>
          <table:table-cell office:value-type="float" office:value="-544">
            <text:p>-544</text:p>
          </table:table-cell>
          <table:table-cell office:value-type="float" office:value="-237.125">
            <text:p>-237.125</text:p>
          </table:table-cell>
          <table:table-cell office:value-type="float" office:value="-374.625">
            <text:p>-374.625</text:p>
          </table:table-cell>
          <table:table-cell office:value-type="float" office:value="-0.0836923076923077">
            <text:p>-0.0836923077</text:p>
          </table:table-cell>
          <table:table-cell office:value-type="float" office:value="-0.0233275946876537">
            <text:p>-0.0233275947</text:p>
          </table:table-cell>
          <table:table-cell office:value-type="float" office:value="-0.0217754591955359">
            <text:p>-0.0217754592</text:p>
          </table:table-cell>
          <table:table-cell office:value-type="float" office:value="0.720805551715976">
            <text:p>0.7208055517</text:p>
          </table:table-cell>
          <table:table-cell office:value-type="float" office:value="0.919420004874078">
            <text:p>0.9194200049</text:p>
          </table:table-cell>
          <table:table-cell office:value-type="float" office:value="0.92471526723705">
            <text:p>0.9247152672</text:p>
          </table:table-cell>
          <table:table-cell office:value-type="float" office:value="-7.93046792716329">
            <text:p>-7.9304679272</text:p>
          </table:table-cell>
          <table:table-cell office:value-type="float" office:value="-29.3656785655243">
            <text:p>-29.3656785655</text:p>
          </table:table-cell>
          <table:table-cell office:value-type="float" office:value="-31.483730550891">
            <text:p>-31.483730550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4636">
            <text:p>4636</text:p>
          </table:table-cell>
          <table:table-cell office:value-type="float" office:value="9720">
            <text:p>9720</text:p>
          </table:table-cell>
          <table:table-cell office:value-type="float" office:value="16316">
            <text:p>16316</text:p>
          </table:table-cell>
          <table:table-cell office:value-type="float" office:value="-458.75">
            <text:p>-458.75</text:p>
          </table:table-cell>
          <table:table-cell office:value-type="float" office:value="-296.625">
            <text:p>-296.625</text:p>
          </table:table-cell>
          <table:table-cell office:value-type="float" office:value="-631">
            <text:p>-631</text:p>
          </table:table-cell>
          <table:table-cell office:value-type="float" office:value="-0.0989538395168248">
            <text:p>-0.0989538395</text:p>
          </table:table-cell>
          <table:table-cell office:value-type="float" office:value="-0.030516975308642">
            <text:p>-0.0305169753</text:p>
          </table:table-cell>
          <table:table-cell office:value-type="float" office:value="-0.0386736945329738">
            <text:p>-0.0386736945</text:p>
          </table:table-cell>
          <table:table-cell office:value-type="float" office:value="0.672853611907151">
            <text:p>0.6728536119</text:p>
          </table:table-cell>
          <table:table-cell office:value-type="float" office:value="0.89501590655245">
            <text:p>0.8950159066</text:p>
          </table:table-cell>
          <table:table-cell office:value-type="float" office:value="0.867573552246298">
            <text:p>0.8675735522</text:p>
          </table:table-cell>
          <table:table-cell office:value-type="float" office:value="-6.65216150136393">
            <text:p>-6.6521615014</text:p>
          </table:table-cell>
          <table:table-cell office:value-type="float" office:value="-22.3651317263614">
            <text:p>-22.3651317264</text:p>
          </table:table-cell>
          <table:table-cell office:value-type="float" office:value="-17.5741108412559">
            <text:p>-17.574110841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4275">
            <text:p>4275</text:p>
          </table:table-cell>
          <table:table-cell office:value-type="float" office:value="9760">
            <text:p>9760</text:p>
          </table:table-cell>
          <table:table-cell office:value-type="float" office:value="16766">
            <text:p>16766</text:p>
          </table:table-cell>
          <table:table-cell office:value-type="float" office:value="-484.625">
            <text:p>-484.625</text:p>
          </table:table-cell>
          <table:table-cell office:value-type="float" office:value="-510.125">
            <text:p>-510.125</text:p>
          </table:table-cell>
          <table:table-cell office:value-type="float" office:value="-795.25">
            <text:p>-795.25</text:p>
          </table:table-cell>
          <table:table-cell office:value-type="float" office:value="-0.113362573099415">
            <text:p>-0.1133625731</text:p>
          </table:table-cell>
          <table:table-cell office:value-type="float" office:value="-0.0522669057377049">
            <text:p>-0.0522669057</text:p>
          </table:table-cell>
          <table:table-cell office:value-type="float" office:value="-0.047432303471311">
            <text:p>-0.0474323035</text:p>
          </table:table-cell>
          <table:table-cell office:value-type="float" office:value="0.628419097192298">
            <text:p>0.6284190972</text:p>
          </table:table-cell>
          <table:table-cell office:value-type="float" office:value="0.822420215611405">
            <text:p>0.8224202156</text:p>
          </table:table-cell>
          <table:table-cell office:value-type="float" office:value="0.838396591739097">
            <text:p>0.8383965917</text:p>
          </table:table-cell>
          <table:table-cell office:value-type="float" office:value="-5.76090520454106">
            <text:p>-5.7609052045</text:p>
          </table:table-cell>
          <table:table-cell office:value-type="float" office:value="-12.9120096100292">
            <text:p>-12.91200961</text:p>
          </table:table-cell>
          <table:table-cell office:value-type="float" office:value="-14.2640187084861">
            <text:p>-14.264018708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5073">
            <text:p>5073</text:p>
          </table:table-cell>
          <table:table-cell office:value-type="float" office:value="9972">
            <text:p>9972</text:p>
          </table:table-cell>
          <table:table-cell office:value-type="float" office:value="17379">
            <text:p>17379</text:p>
          </table:table-cell>
          <table:table-cell office:value-type="float" office:value="-317.25">
            <text:p>-317.25</text:p>
          </table:table-cell>
          <table:table-cell office:value-type="float" office:value="-708">
            <text:p>-708</text:p>
          </table:table-cell>
          <table:table-cell office:value-type="float" office:value="-32.375">
            <text:p>-32.375</text:p>
          </table:table-cell>
          <table:table-cell office:value-type="float" office:value="-0.0625369603784743">
            <text:p>-0.0625369604</text:p>
          </table:table-cell>
          <table:table-cell office:value-type="float" office:value="-0.0709987966305656">
            <text:p>-0.0709987966</text:p>
          </table:table-cell>
          <table:table-cell office:value-type="float" office:value="-0.00186288048794522">
            <text:p>-0.0018628805</text:p>
          </table:table-cell>
          <table:table-cell office:value-type="float" office:value="0.788785946645563">
            <text:p>0.7887859466</text:p>
          </table:table-cell>
          <table:table-cell office:value-type="float" office:value="0.761384236874078">
            <text:p>0.7613842369</text:p>
          </table:table-cell>
          <table:table-cell office:value-type="float" office:value="0.993486720126668">
            <text:p>0.9934867201</text:p>
          </table:table-cell>
          <table:table-cell office:value-type="float" office:value="-10.7334968062003">
            <text:p>-10.7334968062</text:p>
          </table:table-cell>
          <table:table-cell office:value-type="float" office:value="-9.41197469237363">
            <text:p>-9.4119746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5499">
            <text:p>5499</text:p>
          </table:table-cell>
          <table:table-cell office:value-type="float" office:value="9380">
            <text:p>9380</text:p>
          </table:table-cell>
          <table:table-cell office:value-type="float" office:value="16710">
            <text:p>16710</text:p>
          </table:table-cell>
          <table:table-cell office:value-type="float" office:value="-179.375">
            <text:p>-179.375</text:p>
          </table:table-cell>
          <table:table-cell office:value-type="float" office:value="-196.875">
            <text:p>-196.875</text:p>
          </table:table-cell>
          <table:table-cell office:value-type="float" office:value="-343.875">
            <text:p>-343.875</text:p>
          </table:table-cell>
          <table:table-cell office:value-type="float" office:value="-0.0326195671940353">
            <text:p>-0.0326195672</text:p>
          </table:table-cell>
          <table:table-cell office:value-type="float" office:value="-0.0209888059701493">
            <text:p>-0.020988806</text:p>
          </table:table-cell>
          <table:table-cell office:value-type="float" office:value="-0.0205789946140036">
            <text:p>-0.0205789946</text:p>
          </table:table-cell>
          <table:table-cell office:value-type="float" office:value="0.887917025702172">
            <text:p>0.8879170257</text:p>
          </table:table-cell>
          <table:table-cell office:value-type="float" office:value="0.927402617857541">
            <text:p>0.9274026179</text:p>
          </table:table-cell>
          <table:table-cell office:value-type="float" office:value="0.928803569088861">
            <text:p>0.9288035691</text:p>
          </table:table-cell>
          <table:table-cell office:value-type="float" office:value="-20.9009399551686">
            <text:p>-20.9009399552</text:p>
          </table:table-cell>
          <table:table-cell office:value-type="float" office:value="-32.6768134900646">
            <text:p>-32.6768134901</text:p>
          </table:table-cell>
          <table:table-cell office:value-type="float" office:value="-33.3344918114999">
            <text:p>-33.334491811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4636">
            <text:p>4636</text:p>
          </table:table-cell>
          <table:table-cell office:value-type="float" office:value="8872">
            <text:p>8872</text:p>
          </table:table-cell>
          <table:table-cell office:value-type="float" office:value="15864">
            <text:p>15864</text:p>
          </table:table-cell>
          <table:table-cell office:value-type="float" office:value="-458.75">
            <text:p>-458.75</text:p>
          </table:table-cell>
          <table:table-cell office:value-type="float" office:value="-379.5">
            <text:p>-379.5</text:p>
          </table:table-cell>
          <table:table-cell office:value-type="float" office:value="-619.75">
            <text:p>-619.75</text:p>
          </table:table-cell>
          <table:table-cell office:value-type="float" office:value="-0.0989538395168248">
            <text:p>-0.0989538395</text:p>
          </table:table-cell>
          <table:table-cell office:value-type="float" office:value="-0.0427750225428314">
            <text:p>-0.0427750225</text:p>
          </table:table-cell>
          <table:table-cell office:value-type="float" office:value="-0.0390664397377711">
            <text:p>-0.0390664397</text:p>
          </table:table-cell>
          <table:table-cell office:value-type="float" office:value="0.672853611907151">
            <text:p>0.6728536119</text:p>
          </table:table-cell>
          <table:table-cell office:value-type="float" office:value="0.853873638105028">
            <text:p>0.8538736381</text:p>
          </table:table-cell>
          <table:table-cell office:value-type="float" office:value="0.86625878687682">
            <text:p>0.8662587869</text:p>
          </table:table-cell>
          <table:table-cell office:value-type="float" office:value="-6.65216150136393">
            <text:p>-6.6521615014</text:p>
          </table:table-cell>
          <table:table-cell office:value-type="float" office:value="-15.8553855914816">
            <text:p>-15.8553855915</text:p>
          </table:table-cell>
          <table:table-cell office:value-type="float" office:value="-17.3939029777395">
            <text:p>-17.393902977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4275">
            <text:p>4275</text:p>
          </table:table-cell>
          <table:table-cell office:value-type="float" office:value="8610">
            <text:p>8610</text:p>
          </table:table-cell>
          <table:table-cell office:value-type="float" office:value="16090">
            <text:p>16090</text:p>
          </table:table-cell>
          <table:table-cell office:value-type="float" office:value="-484.625">
            <text:p>-484.625</text:p>
          </table:table-cell>
          <table:table-cell office:value-type="float" office:value="-874.875">
            <text:p>-874.875</text:p>
          </table:table-cell>
          <table:table-cell office:value-type="float" office:value="-728">
            <text:p>-728</text:p>
          </table:table-cell>
          <table:table-cell office:value-type="float" office:value="-0.113362573099415">
            <text:p>-0.1133625731</text:p>
          </table:table-cell>
          <table:table-cell office:value-type="float" office:value="-0.10161149825784">
            <text:p>-0.1016114983</text:p>
          </table:table-cell>
          <table:table-cell office:value-type="float" office:value="-0.0452454940957116">
            <text:p>-0.0452454941</text:p>
          </table:table-cell>
          <table:table-cell office:value-type="float" office:value="0.628419097192298">
            <text:p>0.6284190972</text:p>
          </table:table-cell>
          <table:table-cell office:value-type="float" office:value="0.664596553390839">
            <text:p>0.6645965534</text:p>
          </table:table-cell>
          <table:table-cell office:value-type="float" office:value="0.845653193947501">
            <text:p>0.8456531939</text:p>
          </table:table-cell>
          <table:table-cell office:value-type="float" office:value="-5.76090520454106">
            <text:p>-5.7609052045</text:p>
          </table:table-cell>
          <table:table-cell office:value-type="float" office:value="-6.46878097545539">
            <text:p>-6.4687809755</text:p>
          </table:table-cell>
          <table:table-cell office:value-type="float" office:value="-14.9704472933803">
            <text:p>-14.970447293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767">
            <text:p>767</text:p>
          </table:table-cell>
          <table:table-cell office:value-type="float" office:value="4981">
            <text:p>4981</text:p>
          </table:table-cell>
          <table:table-cell office:value-type="float" office:value="7946">
            <text:p>7946</text:p>
          </table:table-cell>
          <table:table-cell office:value-type="float" office:value="13544">
            <text:p>13544</text:p>
          </table:table-cell>
          <table:table-cell office:value-type="float" office:value="-418">
            <text:p>-418</text:p>
          </table:table-cell>
          <table:table-cell office:value-type="float" office:value="-548.5">
            <text:p>-548.5</text:p>
          </table:table-cell>
          <table:table-cell office:value-type="float" office:value="-912.375">
            <text:p>-912.375</text:p>
          </table:table-cell>
          <table:table-cell office:value-type="float" office:value="-0.0839188917887974">
            <text:p>-0.0839188918</text:p>
          </table:table-cell>
          <table:table-cell office:value-type="float" office:value="-0.0690284419833879">
            <text:p>-0.069028442</text:p>
          </table:table-cell>
          <table:table-cell office:value-type="float" office:value="-0.0673637773183698">
            <text:p>-0.0673637773</text:p>
          </table:table-cell>
          <table:table-cell office:value-type="float" office:value="0.720086944321366">
            <text:p>0.7200869443</text:p>
          </table:table-cell>
          <table:table-cell office:value-type="float" office:value="0.767739707631344">
            <text:p>0.7677397076</text:p>
          </table:table-cell>
          <table:table-cell office:value-type="float" office:value="0.77312102123512">
            <text:p>0.7731210212</text:p>
          </table:table-cell>
          <table:table-cell office:value-type="float" office:value="-7.90809170104043">
            <text:p>-7.908091701</text:p>
          </table:table-cell>
          <table:table-cell office:value-type="float" office:value="-9.69076741724009">
            <text:p>-9.6907674172</text:p>
          </table:table-cell>
          <table:table-cell office:value-type="float" office:value="-9.93901112156466">
            <text:p>-9.939011121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4148">
            <text:p>4148</text:p>
          </table:table-cell>
          <table:table-cell office:value-type="float" office:value="7056">
            <text:p>7056</text:p>
          </table:table-cell>
          <table:table-cell office:value-type="float" office:value="11002">
            <text:p>11002</text:p>
          </table:table-cell>
          <table:table-cell office:value-type="float" office:value="-180.875">
            <text:p>-180.875</text:p>
          </table:table-cell>
          <table:table-cell office:value-type="float" office:value="-210.25">
            <text:p>-210.25</text:p>
          </table:table-cell>
          <table:table-cell office:value-type="float" office:value="-820.75">
            <text:p>-820.75</text:p>
          </table:table-cell>
          <table:table-cell office:value-type="float" office:value="-0.0436053519768563">
            <text:p>-0.043605352</text:p>
          </table:table-cell>
          <table:table-cell office:value-type="float" office:value="-0.029797335600907">
            <text:p>-0.0297973356</text:p>
          </table:table-cell>
          <table:table-cell office:value-type="float" office:value="-0.074600072714052">
            <text:p>-0.0746000727</text:p>
          </table:table-cell>
          <table:table-cell office:value-type="float" office:value="0.851108064454213">
            <text:p>0.8511080645</text:p>
          </table:table-cell>
          <table:table-cell office:value-type="float" office:value="0.897449572566295">
            <text:p>0.8974495726</text:p>
          </table:table-cell>
          <table:table-cell office:value-type="float" office:value="0.749807480364744">
            <text:p>0.7498074804</text:p>
          </table:table-cell>
          <table:table-cell office:value-type="float" office:value="-15.5467710468555">
            <text:p>-15.5467710469</text:p>
          </table:table-cell>
          <table:table-cell office:value-type="float" office:value="-22.9137314580521">
            <text:p>-22.9137314581</text:p>
          </table:table-cell>
          <table:table-cell office:value-type="float" office:value="-8.94045670047651">
            <text:p>-8.940456700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3825">
            <text:p>3825</text:p>
          </table:table-cell>
          <table:table-cell office:value-type="float" office:value="6460">
            <text:p>6460</text:p>
          </table:table-cell>
          <table:table-cell office:value-type="float" office:value="10032">
            <text:p>10032</text:p>
          </table:table-cell>
          <table:table-cell office:value-type="float" office:value="-36.125">
            <text:p>-36.125</text:p>
          </table:table-cell>
          <table:table-cell office:value-type="float" office:value="-17">
            <text:p>-17</text:p>
          </table:table-cell>
          <table:table-cell office:value-type="float" office:value="66">
            <text:p>66</text:p>
          </table:table-cell>
          <table:table-cell office:value-type="float" office:value="-0.00944444444444444">
            <text:p>-0.0094444444</text:p>
          </table:table-cell>
          <table:table-cell office:value-type="float" office:value="-0.00263157894736842">
            <text:p>-0.0026315789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90803047091413">
            <text:p>0.9908030471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1">
            <text:p>311</text:p>
          </table:table-cell>
          <table:table-cell office:value-type="float" office:value="4539">
            <text:p>4539</text:p>
          </table:table-cell>
          <table:table-cell office:value-type="float" office:value="6744">
            <text:p>6744</text:p>
          </table:table-cell>
          <table:table-cell office:value-type="float" office:value="10146">
            <text:p>10146</text:p>
          </table:table-cell>
          <table:table-cell office:value-type="float" office:value="-25.5">
            <text:p>-25.5</text:p>
          </table:table-cell>
          <table:table-cell office:value-type="float" office:value="45">
            <text:p>45</text:p>
          </table:table-cell>
          <table:table-cell office:value-type="float" office:value="-563.5">
            <text:p>-563.5</text:p>
          </table:table-cell>
          <table:table-cell office:value-type="float" office:value="-0.00561797752808989">
            <text:p>-0.0056179775</text:p>
          </table:table-cell>
          <table:table-cell office:value-type="float" office:value="0.00667259786476868">
            <text:p>0.0066725979</text:p>
          </table:table-cell>
          <table:table-cell office:value-type="float" office:value="-0.0555391287206781">
            <text:p>-0.0555391287</text:p>
          </table:table-cell>
          <table:table-cell office:value-type="float" office:value="0.980398939527837">
            <text:p>0.9803989395</text:p>
          </table:table-cell>
          <table:table-cell office:value-type="float" office:value="1.02344135870873">
            <text:p>1.0234413587</text:p>
          </table:table-cell>
          <table:table-cell office:value-type="float" office:value="0.811658855322969">
            <text:p>0.8116588553</text:p>
          </table:table-cell>
          <table:table-cell table:number-columns-repeated="2" office:value-type="float" office:value="0">
            <text:p>0</text:p>
          </table:table-cell>
          <table:table-cell office:value-type="float" office:value="-12.1304654691689">
            <text:p>-12.130465469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98">
            <text:p>4998</text:p>
          </table:table-cell>
          <table:table-cell office:value-type="float" office:value="6930">
            <text:p>6930</text:p>
          </table:table-cell>
          <table:table-cell office:value-type="float" office:value="11172">
            <text:p>11172</text:p>
          </table:table-cell>
          <table:table-cell office:value-type="float" office:value="-48.875">
            <text:p>-48.875</text:p>
          </table:table-cell>
          <table:table-cell office:value-type="float" office:value="-100.375">
            <text:p>-100.375</text:p>
          </table:table-cell>
          <table:table-cell office:value-type="float" office:value="-354">
            <text:p>-354</text:p>
          </table:table-cell>
          <table:table-cell office:value-type="float" office:value="-0.00977891156462585">
            <text:p>-0.0097789116</text:p>
          </table:table-cell>
          <table:table-cell office:value-type="float" office:value="-0.014484126984127">
            <text:p>-0.014484127</text:p>
          </table:table-cell>
          <table:table-cell office:value-type="float" office:value="-0.0316863587540279">
            <text:p>-0.0316863588</text:p>
          </table:table-cell>
          <table:table-cell office:value-type="float" office:value="0.965961238662132">
            <text:p>0.9659612387</text:p>
          </table:table-cell>
          <table:table-cell office:value-type="float" office:value="0.94971674382716">
            <text:p>0.9497167438</text:p>
          </table:table-cell>
          <table:table-cell office:value-type="float" office:value="0.891065634009837">
            <text:p>0.89106563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5268216293128">
            <text:p>-21.526821629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4860">
            <text:p>4860</text:p>
          </table:table-cell>
          <table:table-cell office:value-type="float" office:value="6768">
            <text:p>6768</text:p>
          </table:table-cell>
          <table:table-cell office:value-type="float" office:value="11552">
            <text:p>11552</text:p>
          </table:table-cell>
          <table:table-cell office:value-type="float" office:value="-102.375">
            <text:p>-102.375</text:p>
          </table:table-cell>
          <table:table-cell office:value-type="float" office:value="-36">
            <text:p>-36</text:p>
          </table:table-cell>
          <table:table-cell office:value-type="float" office:value="-118.75">
            <text:p>-118.75</text:p>
          </table:table-cell>
          <table:table-cell office:value-type="float" office:value="-0.0210648148148148">
            <text:p>-0.0210648148</text:p>
          </table:table-cell>
          <table:table-cell office:value-type="float" office:value="-0.00531914893617021">
            <text:p>-0.0053191489</text:p>
          </table:table-cell>
          <table:table-cell office:value-type="float" office:value="-0.0102796052631579">
            <text:p>-0.0102796053</text:p>
          </table:table-cell>
          <table:table-cell office:value-type="float" office:value="0.927142851937586">
            <text:p>0.9271428519</text:p>
          </table:table-cell>
          <table:table-cell office:value-type="float" office:value="0.981438433680398">
            <text:p>0.9814384337</text:p>
          </table:table-cell>
          <table:table-cell office:value-type="float" office:value="0.964228495336305">
            <text:p>0.9642284953</text:p>
          </table:table-cell>
          <table:table-cell office:value-type="float" office:value="-32.5576452410484">
            <text:p>-32.5576452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4680">
            <text:p>4680</text:p>
          </table:table-cell>
          <table:table-cell office:value-type="float" office:value="6765">
            <text:p>6765</text:p>
          </table:table-cell>
          <table:table-cell office:value-type="float" office:value="11058">
            <text:p>11058</text:p>
          </table:table-cell>
          <table:table-cell office:value-type="float" office:value="6.75">
            <text:p>6.75</text:p>
          </table:table-cell>
          <table:table-cell office:value-type="float" office:value="20.625">
            <text:p>20.625</text:p>
          </table:table-cell>
          <table:table-cell office:value-type="float" office:value="266">
            <text:p>266</text:p>
          </table:table-cell>
          <table:table-cell office:value-type="float" office:value="0.00144230769230769">
            <text:p>0.0014423077</text:p>
          </table:table-cell>
          <table:table-cell office:value-type="float" office:value="0.00304878048780488">
            <text:p>0.0030487805</text:p>
          </table:table-cell>
          <table:table-cell office:value-type="float" office:value="0.0240549828178694">
            <text:p>0.0240549828</text:p>
          </table:table-cell>
          <table:table-cell office:value-type="float" office:value="1.00505215421598">
            <text:p>1.0050521542</text:p>
          </table:table-cell>
          <table:table-cell office:value-type="float" office:value="1.01068895002974">
            <text:p>1.01068895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4981">
            <text:p>4981</text:p>
          </table:table-cell>
          <table:table-cell office:value-type="float" office:value="6754">
            <text:p>6754</text:p>
          </table:table-cell>
          <table:table-cell office:value-type="float" office:value="11134">
            <text:p>11134</text:p>
          </table:table-cell>
          <table:table-cell office:value-type="float" office:value="99.875">
            <text:p>99.875</text:p>
          </table:table-cell>
          <table:table-cell office:value-type="float" office:value="50.875">
            <text:p>50.875</text:p>
          </table:table-cell>
          <table:table-cell office:value-type="float" office:value="223.25">
            <text:p>223.25</text:p>
          </table:table-cell>
          <table:table-cell office:value-type="float" office:value="0.0200511945392491">
            <text:p>0.0200511945</text:p>
          </table:table-cell>
          <table:table-cell office:value-type="float" office:value="0.00753257328990228">
            <text:p>0.0075325733</text:p>
          </table:table-cell>
          <table:table-cell office:value-type="float" office:value="0.0200511945392491">
            <text:p>0.0200511945</text:p>
          </table:table-cell>
          <table:table-cell office:value-type="float" office:value="1.07096719967618">
            <text:p>1.0709671997</text:p>
          </table:table-cell>
          <table:table-cell office:value-type="float" office:value="1.02647521624898">
            <text:p>1.0264752162</text:p>
          </table:table-cell>
          <table:table-cell office:value-type="float" office:value="1.07096719967618">
            <text:p>1.0709671997</text:p>
          </table:table-cell>
          <table:table-cell office:value-type="float" office:value="34.9142990080322">
            <text:p>34.914299008</text:p>
          </table:table-cell>
          <table:table-cell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4590">
            <text:p>4590</text:p>
          </table:table-cell>
          <table:table-cell office:value-type="float" office:value="6630">
            <text:p>6630</text:p>
          </table:table-cell>
          <table:table-cell office:value-type="float" office:value="10362">
            <text:p>10362</text:p>
          </table:table-cell>
          <table:table-cell office:value-type="float" office:value="29.75">
            <text:p>29.75</text:p>
          </table:table-cell>
          <table:table-cell office:value-type="float" office:value="-44.625">
            <text:p>-44.625</text:p>
          </table:table-cell>
          <table:table-cell office:value-type="float" office:value="-86.625">
            <text:p>-86.625</text:p>
          </table:table-cell>
          <table:table-cell office:value-type="float" office:value="0.00648148148148148">
            <text:p>0.0064814815</text:p>
          </table:table-cell>
          <table:table-cell office:value-type="float" office:value="-0.00673076923076923">
            <text:p>-0.0067307692</text:p>
          </table:table-cell>
          <table:table-cell office:value-type="float" office:value="-0.00835987261146497">
            <text:p>-0.0083598726</text:p>
          </table:table-cell>
          <table:table-cell office:value-type="float" office:value="1.02276752400549">
            <text:p>1.022767524</text:p>
          </table:table-cell>
          <table:table-cell office:value-type="float" office:value="0.976531102071006">
            <text:p>0.9765311021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4420">
            <text:p>4420</text:p>
          </table:table-cell>
          <table:table-cell office:value-type="float" office:value="6358">
            <text:p>6358</text:p>
          </table:table-cell>
          <table:table-cell office:value-type="float" office:value="10164">
            <text:p>10164</text:p>
          </table:table-cell>
          <table:table-cell table:number-columns-repeated="2" office:value-type="float" office:value="6.375">
            <text:p>6.375</text:p>
          </table:table-cell>
          <table:table-cell office:value-type="float" office:value="-57.75">
            <text:p>-57.75</text:p>
          </table:table-cell>
          <table:table-cell office:value-type="float" office:value="0.00144230769230769">
            <text:p>0.0014423077</text:p>
          </table:table-cell>
          <table:table-cell office:value-type="float" office:value="0.00100267379679144">
            <text:p>0.0010026738</text:p>
          </table:table-cell>
          <table:table-cell office:value-type="float" office:value="-0.00568181818181818">
            <text:p>-0.0056818182</text:p>
          </table:table-cell>
          <table:table-cell office:value-type="float" office:value="1.00505215421598">
            <text:p>1.0050521542</text:p>
          </table:table-cell>
          <table:table-cell office:value-type="float" office:value="1.00351132878407">
            <text:p>1.0035113288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4777">
            <text:p>4777</text:p>
          </table:table-cell>
          <table:table-cell office:value-type="float" office:value="6765">
            <text:p>6765</text:p>
          </table:table-cell>
          <table:table-cell office:value-type="float" office:value="10678">
            <text:p>10678</text:p>
          </table:table-cell>
          <table:table-cell office:value-type="float" office:value="31.875">
            <text:p>31.875</text:p>
          </table:table-cell>
          <table:table-cell office:value-type="float" office:value="41.25">
            <text:p>41.25</text:p>
          </table:table-cell>
          <table:table-cell office:value-type="float" office:value="71.25">
            <text:p>71.25</text:p>
          </table:table-cell>
          <table:table-cell office:value-type="float" office:value="0.00667259786476868">
            <text:p>0.0066725979</text:p>
          </table:table-cell>
          <table:table-cell office:value-type="float" office:value="0.00609756097560976">
            <text:p>0.006097561</text:p>
          </table:table-cell>
          <table:table-cell office:value-type="float" office:value="0.00667259786476868">
            <text:p>0.0066725979</text:p>
          </table:table-cell>
          <table:table-cell office:value-type="float" office:value="1.02344135870873">
            <text:p>1.0234413587</text:p>
          </table:table-cell>
          <table:table-cell office:value-type="float" office:value="1.02141433670434">
            <text:p>1.0214143367</text:p>
          </table:table-cell>
          <table:table-cell office:value-type="float" office:value="1.02344135870873">
            <text:p>1.02344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94">
            <text:p>294</text:p>
          </table:table-cell>
          <table:table-cell office:value-type="float" office:value="5160">
            <text:p>5160</text:p>
          </table:table-cell>
          <table:table-cell office:value-type="float" office:value="7176">
            <text:p>7176</text:p>
          </table:table-cell>
          <table:table-cell office:value-type="float" office:value="11932">
            <text:p>11932</text:p>
          </table:table-cell>
          <table:table-cell office:value-type="float" office:value="-39">
            <text:p>-39</text:p>
          </table:table-cell>
          <table:table-cell office:value-type="float" office:value="-187.875">
            <text:p>-187.875</text:p>
          </table:table-cell>
          <table:table-cell office:value-type="float" office:value="-99.75">
            <text:p>-99.75</text:p>
          </table:table-cell>
          <table:table-cell office:value-type="float" office:value="-0.00755813953488372">
            <text:p>-0.0075581395</text:p>
          </table:table-cell>
          <table:table-cell office:value-type="float" office:value="-0.0261810200668896">
            <text:p>-0.0261810201</text:p>
          </table:table-cell>
          <table:table-cell office:value-type="float" office:value="-0.00835987261146497">
            <text:p>-0.0083598726</text:p>
          </table:table-cell>
          <table:table-cell office:value-type="float" office:value="0.973658477555435">
            <text:p>0.9736584776</text:p>
          </table:table-cell>
          <table:table-cell office:value-type="float" office:value="0.909709903556902">
            <text:p>0.9097099036</text:p>
          </table:table-cell>
          <table:table-cell office:value-type="float" office:value="0.970877425301229">
            <text:p>0.9708774253</text:p>
          </table:table-cell>
          <table:table-cell office:value-type="float" office:value="0">
            <text:p>0</text:p>
          </table:table-cell>
          <table:table-cell office:value-type="float" office:value="-26.1270725410824">
            <text:p>-26.1270725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4896">
            <text:p>4896</text:p>
          </table:table-cell>
          <table:table-cell office:value-type="float" office:value="6647">
            <text:p>6647</text:p>
          </table:table-cell>
          <table:table-cell office:value-type="float" office:value="11704">
            <text:p>11704</text:p>
          </table:table-cell>
          <table:table-cell office:value-type="float" office:value="-56.25">
            <text:p>-56.25</text:p>
          </table:table-cell>
          <table:table-cell office:value-type="float" office:value="-147.5">
            <text:p>-147.5</text:p>
          </table:table-cell>
          <table:table-cell office:value-type="float" office:value="-66.5">
            <text:p>-66.5</text:p>
          </table:table-cell>
          <table:table-cell office:value-type="float" office:value="-0.0114889705882353">
            <text:p>-0.0114889706</text:p>
          </table:table-cell>
          <table:table-cell office:value-type="float" office:value="-0.0221904618624944">
            <text:p>-0.0221904619</text:p>
          </table:table-cell>
          <table:table-cell office:value-type="float" office:value="-0.00568181818181818">
            <text:p>-0.0056818182</text:p>
          </table:table-cell>
          <table:table-cell office:value-type="float" office:value="0.960047315973724">
            <text:p>0.960047316</text:p>
          </table:table-cell>
          <table:table-cell office:value-type="float" office:value="0.923298520012705">
            <text:p>0.92329852</text:p>
          </table:table-cell>
          <table:table-cell office:value-type="float" office:value="0.980176911157025">
            <text:p>0.9801769112</text:p>
          </table:table-cell>
          <table:table-cell office:value-type="float" office:value="0">
            <text:p>0</text:p>
          </table:table-cell>
          <table:table-cell office:value-type="float" office:value="-30.8883967166853">
            <text:p>-30.8883967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4608">
            <text:p>4608</text:p>
          </table:table-cell>
          <table:table-cell office:value-type="float" office:value="6816">
            <text:p>6816</text:p>
          </table:table-cell>
          <table:table-cell office:value-type="float" office:value="11666">
            <text:p>11666</text:p>
          </table:table-cell>
          <table:table-cell office:value-type="float" office:value="-6.75">
            <text:p>-6.75</text:p>
          </table:table-cell>
          <table:table-cell office:value-type="float" office:value="3.875">
            <text:p>3.875</text:p>
          </table:table-cell>
          <table:table-cell office:value-type="float" office:value="133">
            <text:p>133</text:p>
          </table:table-cell>
          <table:table-cell office:value-type="float" office:value="-0.00146484375">
            <text:p>-0.0014648438</text:p>
          </table:table-cell>
          <table:table-cell office:value-type="float" office:value="0.000568515258215962">
            <text:p>0.0005685153</text:p>
          </table:table-cell>
          <table:table-cell office:value-type="float" office:value="0.011400651465798">
            <text:p>0.0114006515</text:p>
          </table:table-cell>
          <table:table-cell office:value-type="float" office:value="0.994877252578735">
            <text:p>0.9948772526</text:p>
          </table:table-cell>
          <table:table-cell office:value-type="float" office:value="1.00199043689457">
            <text:p>1.0019904369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4859">
            <text:p>4859</text:p>
          </table:table-cell>
          <table:table-cell office:value-type="float" office:value="6600">
            <text:p>6600</text:p>
          </table:table-cell>
          <table:table-cell office:value-type="float" office:value="11628">
            <text:p>11628</text:p>
          </table:table-cell>
          <table:table-cell office:value-type="float" office:value="-154.5">
            <text:p>-154.5</text:p>
          </table:table-cell>
          <table:table-cell office:value-type="float" office:value="30.25">
            <text:p>30.25</text:p>
          </table:table-cell>
          <table:table-cell office:value-type="float" office:value="147.25">
            <text:p>147.25</text:p>
          </table:table-cell>
          <table:table-cell office:value-type="float" office:value="-0.0317966659806545">
            <text:p>-0.031796666</text:p>
          </table:table-cell>
          <table:table-cell office:value-type="float" office:value="0.00458333333333333">
            <text:p>0.0045833333</text:p>
          </table:table-cell>
          <table:table-cell office:value-type="float" office:value="0.0126633986928105">
            <text:p>0.0126633987</text:p>
          </table:table-cell>
          <table:table-cell office:value-type="float" office:value="0.890693283883981">
            <text:p>0.8906932839</text:p>
          </table:table-cell>
          <table:table-cell office:value-type="float" office:value="1.01608284027778">
            <text:p>1.0160828403</text:p>
          </table:table-cell>
          <table:table-cell office:value-type="float" office:value="1.04463620429108">
            <text:p>1.0446362043</text:p>
          </table:table-cell>
          <table:table-cell office:value-type="float" office:value="-21.4509266298782">
            <text:p>-21.4509266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4332">
            <text:p>4332</text:p>
          </table:table-cell>
          <table:table-cell office:value-type="float" office:value="6402">
            <text:p>6402</text:p>
          </table:table-cell>
          <table:table-cell office:value-type="float" office:value="10336">
            <text:p>10336</text:p>
          </table:table-cell>
          <table:table-cell office:value-type="float" office:value="-233">
            <text:p>-233</text:p>
          </table:table-cell>
          <table:table-cell office:value-type="float" office:value="-23.375">
            <text:p>-23.375</text:p>
          </table:table-cell>
          <table:table-cell office:value-type="float" office:value="-118.75">
            <text:p>-118.75</text:p>
          </table:table-cell>
          <table:table-cell office:value-type="float" office:value="-0.0537857802400739">
            <text:p>-0.0537857802</text:p>
          </table:table-cell>
          <table:table-cell office:value-type="float" office:value="-0.00365120274914089">
            <text:p>-0.0036512027</text:p>
          </table:table-cell>
          <table:table-cell office:value-type="float" office:value="-0.0114889705882353">
            <text:p>-0.0114889706</text:p>
          </table:table-cell>
          <table:table-cell office:value-type="float" office:value="0.817419873065567">
            <text:p>0.8174198731</text:p>
          </table:table-cell>
          <table:table-cell office:value-type="float" office:value="0.987246919689777">
            <text:p>0.9872469197</text:p>
          </table:table-cell>
          <table:table-cell office:value-type="float" office:value="0.960047315973724">
            <text:p>0.960047316</text:p>
          </table:table-cell>
          <table:table-cell office:value-type="float" office:value="-12.5374158845227">
            <text:p>-12.53741588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3972">
            <text:p>3972</text:p>
          </table:table-cell>
          <table:table-cell office:value-type="float" office:value="6226">
            <text:p>6226</text:p>
          </table:table-cell>
          <table:table-cell office:value-type="float" office:value="9728">
            <text:p>9728</text:p>
          </table:table-cell>
          <table:table-cell office:value-type="float" office:value="-98.25">
            <text:p>-98.25</text:p>
          </table:table-cell>
          <table:table-cell office:value-type="float" office:value="9.625">
            <text:p>9.625</text:p>
          </table:table-cell>
          <table:table-cell office:value-type="float" office:value="-14.25">
            <text:p>-14.25</text:p>
          </table:table-cell>
          <table:table-cell office:value-type="float" office:value="-0.0247356495468278">
            <text:p>-0.0247356495</text:p>
          </table:table-cell>
          <table:table-cell office:value-type="float" office:value="0.00154593639575972">
            <text:p>0.0015459364</text:p>
          </table:table-cell>
          <table:table-cell office:value-type="float" office:value="-0.00146484375">
            <text:p>-0.0014648438</text:p>
          </table:table-cell>
          <table:table-cell office:value-type="float" office:value="0.91462445720877">
            <text:p>0.9146244572</text:p>
          </table:table-cell>
          <table:table-cell office:value-type="float" office:value="1.00541546162706">
            <text:p>1.0054154616</text:p>
          </table:table-cell>
          <table:table-cell office:value-type="float" office:value="0.994877252578735">
            <text:p>0.9948772526</text:p>
          </table:table-cell>
          <table:table-cell office:value-type="float" office:value="-27.6741740838823">
            <text:p>-27.67417408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81">
            <text:p>281</text:p>
          </table:table-cell>
          <table:table-cell office:value-type="float" office:value="4843">
            <text:p>4843</text:p>
          </table:table-cell>
          <table:table-cell office:value-type="float" office:value="6624">
            <text:p>6624</text:p>
          </table:table-cell>
          <table:table-cell office:value-type="float" office:value="10944">
            <text:p>10944</text:p>
          </table:table-cell>
          <table:table-cell office:value-type="float" office:value="-68">
            <text:p>-68</text:p>
          </table:table-cell>
          <table:table-cell office:value-type="float" office:value="-88.125">
            <text:p>-88.125</text:p>
          </table:table-cell>
          <table:table-cell office:value-type="float" office:value="-145.625">
            <text:p>-145.625</text:p>
          </table:table-cell>
          <table:table-cell office:value-type="float" office:value="-0.0140408837497419">
            <text:p>-0.0140408837</text:p>
          </table:table-cell>
          <table:table-cell office:value-type="float" office:value="-0.0133038949275362">
            <text:p>-0.0133038949</text:p>
          </table:table-cell>
          <table:table-cell office:value-type="float" office:value="-0.0133063779239766">
            <text:p>-0.0133063779</text:p>
          </table:table-cell>
          <table:table-cell office:value-type="float" office:value="0.951243313852192">
            <text:p>0.9512433139</text:p>
          </table:table-cell>
          <table:table-cell office:value-type="float" office:value="0.953783275249299">
            <text:p>0.9537832752</text:p>
          </table:table-cell>
          <table:table-cell office:value-type="float" office:value="0.953774714265255">
            <text:p>0.95377471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3948">
            <text:p>3948</text:p>
          </table:table-cell>
          <table:table-cell office:value-type="float" office:value="6725">
            <text:p>6725</text:p>
          </table:table-cell>
          <table:table-cell office:value-type="float" office:value="11856">
            <text:p>11856</text:p>
          </table:table-cell>
          <table:table-cell office:value-type="float" office:value="-22.75">
            <text:p>-22.75</text:p>
          </table:table-cell>
          <table:table-cell office:value-type="float" office:value="-125.833333333333">
            <text:p>-125.8333333333</text:p>
          </table:table-cell>
          <table:table-cell office:value-type="float" office:value="-212.375">
            <text:p>-212.375</text:p>
          </table:table-cell>
          <table:table-cell office:value-type="float" office:value="-0.00576241134751773">
            <text:p>-0.0057624113</text:p>
          </table:table-cell>
          <table:table-cell office:value-type="float" office:value="-0.0187112763320942">
            <text:p>-0.0187112763</text:p>
          </table:table-cell>
          <table:table-cell office:value-type="float" office:value="-0.017912871120108">
            <text:p>-0.0179128711</text:p>
          </table:table-cell>
          <table:table-cell office:value-type="float" office:value="0.979896642837382">
            <text:p>0.9798966428</text:p>
          </table:table-cell>
          <table:table-cell office:value-type="float" office:value="0.935196752087143">
            <text:p>0.9351967521</text:p>
          </table:table-cell>
          <table:table-cell office:value-type="float" office:value="0.937933858145083">
            <text:p>0.93793385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3752">
            <text:p>3752</text:p>
          </table:table-cell>
          <table:table-cell office:value-type="float" office:value="6391">
            <text:p>6391</text:p>
          </table:table-cell>
          <table:table-cell office:value-type="float" office:value="10982">
            <text:p>10982</text:p>
          </table:table-cell>
          <table:table-cell office:value-type="float" office:value="29.25">
            <text:p>29.25</text:p>
          </table:table-cell>
          <table:table-cell office:value-type="float" office:value="49.875">
            <text:p>49.875</text:p>
          </table:table-cell>
          <table:table-cell office:value-type="float" office:value="-80.25">
            <text:p>-80.25</text:p>
          </table:table-cell>
          <table:table-cell office:value-type="float" office:value="0.00779584221748401">
            <text:p>0.0077958422</text:p>
          </table:table-cell>
          <table:table-cell office:value-type="float" office:value="0.0078039430449069">
            <text:p>0.007803943</text:p>
          </table:table-cell>
          <table:table-cell office:value-type="float" office:value="-0.00730741212893826">
            <text:p>-0.0073074121</text:p>
          </table:table-cell>
          <table:table-cell office:value-type="float" office:value="1.02740456706672">
            <text:p>1.0274045671</text:p>
          </table:table-cell>
          <table:table-cell office:value-type="float" office:value="1.02743316765019">
            <text:p>1.0274331677</text:p>
          </table:table-cell>
          <table:table-cell office:value-type="float" office:value="0.974528718161879">
            <text:p>0.9745287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07">
            <text:p>307</text:p>
          </table:table-cell>
          <table:table-cell office:value-type="float" office:value="4416">
            <text:p>4416</text:p>
          </table:table-cell>
          <table:table-cell office:value-type="float" office:value="7015">
            <text:p>7015</text:p>
          </table:table-cell>
          <table:table-cell office:value-type="float" office:value="11590">
            <text:p>11590</text:p>
          </table:table-cell>
          <table:table-cell office:value-type="float" office:value="84.8571428571429">
            <text:p>84.8571428571</text:p>
          </table:table-cell>
          <table:table-cell office:value-type="float" office:value="20.3333333333333">
            <text:p>20.3333333333</text:p>
          </table:table-cell>
          <table:table-cell office:value-type="float" office:value="-4.85714285714286">
            <text:p>-4.8571428571</text:p>
          </table:table-cell>
          <table:table-cell office:value-type="float" office:value="0.0192158385093168">
            <text:p>0.0192158385</text:p>
          </table:table-cell>
          <table:table-cell office:value-type="float" office:value="0.00289855072463768">
            <text:p>0.0028985507</text:p>
          </table:table-cell>
          <table:table-cell office:value-type="float" office:value="-0.00041908048810551">
            <text:p>-0.0004190805</text:p>
          </table:table-cell>
          <table:table-cell office:value-type="float" office:value="1.06797916174386">
            <text:p>1.0679791617</text:p>
          </table:table-cell>
          <table:table-cell office:value-type="float" office:value="1.01016139466499">
            <text:p>1.0101613947</text:p>
          </table:table-cell>
          <table:table-cell office:value-type="float" office:value="0.998533562523403">
            <text:p>0.998533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4432">
            <text:p>4432</text:p>
          </table:table-cell>
          <table:table-cell office:value-type="float" office:value="7336">
            <text:p>7336</text:p>
          </table:table-cell>
          <table:table-cell office:value-type="float" office:value="12883">
            <text:p>12883</text:p>
          </table:table-cell>
          <table:table-cell office:value-type="float" office:value="0">
            <text:p>0</text:p>
          </table:table-cell>
          <table:table-cell office:value-type="float" office:value="-160">
            <text:p>-160</text:p>
          </table:table-cell>
          <table:table-cell office:value-type="float" office:value="304.666666666667">
            <text:p>304.6666666667</text:p>
          </table:table-cell>
          <table:table-cell office:value-type="float" office:value="0">
            <text:p>0</text:p>
          </table:table-cell>
          <table:table-cell office:value-type="float" office:value="-0.0218102508178844">
            <text:p>-0.0218102508</text:p>
          </table:table-cell>
          <table:table-cell office:value-type="float" office:value="0.0236487360604414">
            <text:p>0.0236487361</text:p>
          </table:table-cell>
          <table:table-cell office:value-type="float" office:value="1.01">
            <text:p>1.01</text:p>
          </table:table-cell>
          <table:table-cell office:value-type="float" office:value="0.924596468737253">
            <text:p>0.9245964687</text:p>
          </table:table-cell>
          <table:table-cell office:value-type="float" office:value="1.08386673113737">
            <text:p>1.0838667311</text:p>
          </table:table-cell>
          <table:table-cell office:value-type="float" office:value="0">
            <text:p>0</text:p>
          </table:table-cell>
          <table:table-cell office:value-type="float" office:value="-31.4329508977636">
            <text:p>-31.4329508978</text:p>
          </table:table-cell>
          <table:table-cell office:value-type="float" office:value="29.6553387969379">
            <text:p>29.655338796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90">
            <text:p>390</text:p>
          </table:table-cell>
          <table:table-cell table:number-columns-repeated="2" office:value-type="float" office:value="272">
            <text:p>272</text:p>
          </table:table-cell>
          <table:table-cell office:value-type="float" office:value="4382">
            <text:p>4382</text:p>
          </table:table-cell>
          <table:table-cell office:value-type="float" office:value="7077">
            <text:p>7077</text:p>
          </table:table-cell>
          <table:table-cell office:value-type="float" office:value="12292">
            <text:p>12292</text:p>
          </table:table-cell>
          <table:table-cell office:value-type="float" office:value="-178.8">
            <text:p>-178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408032861706983">
            <text:p>-0.0408032862</text:p>
          </table:table-cell>
          <table:table-cell table:number-columns-repeated="2" office:value-type="float" office:value="0">
            <text:p>0</text:p>
          </table:table-cell>
          <table:table-cell office:value-type="float" office:value="0.860451718400719">
            <text:p>0.8604517184</text:p>
          </table:table-cell>
          <table:table-cell table:number-columns-repeated="2" office:value-type="float" office:value="1.12">
            <text:p>1.12</text:p>
          </table:table-cell>
          <table:table-cell office:value-type="float" office:value="-16.6385534059086">
            <text:p>-16.63855340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4278">
            <text:p>4278</text:p>
          </table:table-cell>
          <table:table-cell office:value-type="float" office:value="7208">
            <text:p>7208</text:p>
          </table:table-cell>
          <table:table-cell office:value-type="float" office:value="12707">
            <text:p>12707</text:p>
          </table:table-cell>
          <table:table-cell office:value-type="float" office:value="-157.5">
            <text:p>-157.5</text:p>
          </table:table-cell>
          <table:table-cell office:value-type="float" office:value="321.5">
            <text:p>321.5</text:p>
          </table:table-cell>
          <table:table-cell office:value-type="float" office:value="0">
            <text:p>0</text:p>
          </table:table-cell>
          <table:table-cell office:value-type="float" office:value="-0.0368162692847125">
            <text:p>-0.0368162693</text:p>
          </table:table-cell>
          <table:table-cell office:value-type="float" office:value="0.0446032186459489">
            <text:p>0.0446032186</text:p>
          </table:table-cell>
          <table:table-cell office:value-type="float" office:value="0">
            <text:p>0</text:p>
          </table:table-cell>
          <table:table-cell office:value-type="float" office:value="0.873799715364233">
            <text:p>0.8737997154</text:p>
          </table:table-cell>
          <table:table-cell office:value-type="float" office:value="1.16001058160343">
            <text:p>1.1600105816</text:p>
          </table:table-cell>
          <table:table-cell office:value-type="float" office:value="1.12">
            <text:p>1.12</text:p>
          </table:table-cell>
          <table:table-cell office:value-type="float" office:value="-18.4784574390461">
            <text:p>-18.478457439</text:p>
          </table:table-cell>
          <table:table-cell office:value-type="float" office:value="15.8843482002718">
            <text:p>15.884348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4139">
            <text:p>4139</text:p>
          </table:table-cell>
          <table:table-cell office:value-type="float" office:value="7242">
            <text:p>7242</text:p>
          </table:table-cell>
          <table:table-cell office:value-type="float" office:value="13137">
            <text:p>13137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5">
            <text:p>5</text:p>
          </table:table-cell>
          <table:table-cell office:value-type="float" office:value="431">
            <text:p>431</text:p>
          </table:table-cell>
          <table:table-cell table:number-columns-repeated="2" office:value-type="float" office:value="312">
            <text:p>312</text:p>
          </table:table-cell>
          <table:table-cell office:value-type="float" office:value="4004">
            <text:p>4004</text:p>
          </table:table-cell>
          <table:table-cell office:value-type="float" office:value="7407">
            <text:p>7407</text:p>
          </table:table-cell>
          <table:table-cell office:value-type="float" office:value="13601">
            <text:p>13601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2">
            <text:p>1.12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79.75">
            <text:p>79.75</text:p>
          </table:table-cell>
          <table:table-cell office:value-type="float" office:value="3672">
            <text:p>3672</text:p>
          </table:table-cell>
          <table:table-cell office:value-type="float" office:value="13187.5">
            <text:p>13187.5</text:p>
          </table:table-cell>
          <table:table-cell office:value-type="float" office:value="11.2075">
            <text:p>11.2075</text:p>
          </table:table-cell>
          <table:table-cell table:number-columns-repeated="3" office:value-type="float" office:value="5">
            <text:p>5</text:p>
          </table:table-cell>
          <table:table-cell office:value-type="float" office:value="409">
            <text:p>409</text:p>
          </table:table-cell>
          <table:table-cell table:number-columns-repeated="2" office:value-type="float" office:value="289">
            <text:p>289</text:p>
          </table:table-cell>
          <table:table-cell office:value-type="float" office:value="3873">
            <text:p>3873</text:p>
          </table:table-cell>
          <table:table-cell office:value-type="float" office:value="7520">
            <text:p>7520</text:p>
          </table:table-cell>
          <table:table-cell office:value-type="float" office:value="14109">
            <text:p>14109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74.3333333333333">
            <text:p>74.3333333333</text:p>
          </table:table-cell>
          <table:table-cell office:value-type="float" office:value="3695.66666666667">
            <text:p>3695.6666666667</text:p>
          </table:table-cell>
          <table:table-cell office:value-type="float" office:value="11718">
            <text:p>11718</text:p>
          </table:table-cell>
          <table:table-cell office:value-type="float" office:value="11.9866666666667">
            <text:p>11.98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26">
            <text:p>426</text:p>
          </table:table-cell>
          <table:table-cell office:value-type="float" office:value="622">
            <text:p>622</text:p>
          </table:table-cell>
          <table:table-cell office:value-type="float" office:value="305">
            <text:p>305</text:p>
          </table:table-cell>
          <table:table-cell office:value-type="float" office:value="3747">
            <text:p>3747</text:p>
          </table:table-cell>
          <table:table-cell office:value-type="float" office:value="7525">
            <text:p>7525</text:p>
          </table:table-cell>
          <table:table-cell office:value-type="float" office:value="14637">
            <text:p>1463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1">
            <text:p>1.11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2" table:number-columns-repeated="3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1.11">
            <text:p>1.11</text:p>
          </table:table-cell>
          <table:table-cell office:value-type="float" office:value="1.13">
            <text:p>1.13</text:p>
          </table:table-cell>
          <table:table-cell office:value-type="float" office:value="-21">
            <text:p>-2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5.4">
            <text:p>15.4</text:p>
          </table:table-cell>
          <table:table-cell office:value-type="float" office:value="26.1">
            <text:p>26.1</text:p>
          </table:table-cell>
          <table:table-cell office:value-type="float" office:value="14553">
            <text:p>14553</text:p>
          </table:table-cell>
          <table:table-cell office:value-type="float" office:value="14883">
            <text:p>14883</text:p>
          </table:table-cell>
          <table:table-cell office:value-type="float" office:value="15247">
            <text:p>152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4:52.79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041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550">
                <text:p>20550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774">
                <text:p>14774</text:p>
              </table:table-cell>
              <table:table-cell office:value-type="float" office:value="18775">
                <text:p>18775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406">
                <text:p>1340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588">
                <text:p>11588</text:p>
              </table:table-cell>
              <table:table-cell office:value-type="float" office:value="19535">
                <text:p>19535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057">
                <text:p>11057</text:p>
              </table:table-cell>
              <table:table-cell office:value-type="float" office:value="18788">
                <text:p>18788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350">
                <text:p>11350</text:p>
              </table:table-cell>
              <table:table-cell office:value-type="float" office:value="18613">
                <text:p>18613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040">
                <text:p>12040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673">
                <text:p>11673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052">
                <text:p>11052</text:p>
              </table:table-cell>
              <table:table-cell office:value-type="float" office:value="16403">
                <text:p>16403</text:p>
              </table:table-cell>
              <table:table-cell office:value-type="float" office:value="27590">
                <text:p>27590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458">
                <text:p>11458</text:p>
              </table:table-cell>
              <table:table-cell office:value-type="float" office:value="16330">
                <text:p>16330</text:p>
              </table:table-cell>
              <table:table-cell office:value-type="float" office:value="25054">
                <text:p>2505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155">
                <text:p>12155</text:p>
              </table:table-cell>
              <table:table-cell office:value-type="float" office:value="15852">
                <text:p>15852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70">
                <text:p>11370</text:p>
              </table:table-cell>
              <table:table-cell office:value-type="float" office:value="14974">
                <text:p>14974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4558">
                <text:p>14558</text:p>
              </table:table-cell>
              <table:table-cell office:value-type="float" office:value="21988">
                <text:p>2198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196">
                <text:p>11196</text:p>
              </table:table-cell>
              <table:table-cell office:value-type="float" office:value="14620">
                <text:p>14620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581">
                <text:p>11581</text:p>
              </table:table-cell>
              <table:table-cell office:value-type="float" office:value="15410">
                <text:p>15410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082">
                <text:p>15082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398">
                <text:p>11398</text:p>
              </table:table-cell>
              <table:table-cell office:value-type="float" office:value="15844">
                <text:p>15844</text:p>
              </table:table-cell>
              <table:table-cell office:value-type="float" office:value="21921">
                <text:p>2192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190">
                <text:p>11190</text:p>
              </table:table-cell>
              <table:table-cell office:value-type="float" office:value="15626">
                <text:p>15626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486">
                <text:p>11486</text:p>
              </table:table-cell>
              <table:table-cell office:value-type="float" office:value="14888">
                <text:p>14888</text:p>
              </table:table-cell>
              <table:table-cell office:value-type="float" office:value="21207">
                <text:p>2120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0">
                <text:p>11470</text:p>
              </table:table-cell>
              <table:table-cell office:value-type="float" office:value="14800">
                <text:p>14800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4488">
                <text:p>14488</text:p>
              </table:table-cell>
              <table:table-cell office:value-type="float" office:value="21387">
                <text:p>2138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60">
                <text:p>10660</text:p>
              </table:table-cell>
              <table:table-cell office:value-type="float" office:value="14548">
                <text:p>14548</text:p>
              </table:table-cell>
              <table:table-cell office:value-type="float" office:value="21035">
                <text:p>2103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790">
                <text:p>10790</text:p>
              </table:table-cell>
              <table:table-cell office:value-type="float" office:value="14788">
                <text:p>14788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4820">
                <text:p>14820</text:p>
              </table:table-cell>
              <table:table-cell office:value-type="float" office:value="20967">
                <text:p>2096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410">
                <text:p>10410</text:p>
              </table:table-cell>
              <table:table-cell office:value-type="float" office:value="14010">
                <text:p>14010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60">
                <text:p>9960</text:p>
              </table:table-cell>
              <table:table-cell office:value-type="float" office:value="13950">
                <text:p>13950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70">
                <text:p>9870</text:p>
              </table:table-cell>
              <table:table-cell office:value-type="float" office:value="13906">
                <text:p>13906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97">
                <text:p>9397</text:p>
              </table:table-cell>
              <table:table-cell office:value-type="float" office:value="13887">
                <text:p>13887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11">
                <text:p>9811</text:p>
              </table:table-cell>
              <table:table-cell office:value-type="float" office:value="13214">
                <text:p>13214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210">
                <text:p>13210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57">
                <text:p>9557</text:p>
              </table:table-cell>
              <table:table-cell office:value-type="float" office:value="13750">
                <text:p>13750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763">
                <text:p>12763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920">
                <text:p>8920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790">
                <text:p>8790</text:p>
              </table:table-cell>
              <table:table-cell office:value-type="float" office:value="12386">
                <text:p>12386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520">
                <text:p>8520</text:p>
              </table:table-cell>
              <table:table-cell office:value-type="float" office:value="12263">
                <text:p>12263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904">
                <text:p>11904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555">
                <text:p>11555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74">
                <text:p>12274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108">
                <text:p>1110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986">
                <text:p>10986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45">
                <text:p>8145</text:p>
              </table:table-cell>
              <table:table-cell office:value-type="float" office:value="10899">
                <text:p>10899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8">
                <text:p>8088</text:p>
              </table:table-cell>
              <table:table-cell office:value-type="float" office:value="10868">
                <text:p>10868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55">
                <text:p>8055</text:p>
              </table:table-cell>
              <table:table-cell office:value-type="float" office:value="10868">
                <text:p>10868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889">
                <text:p>10889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1968">
                <text:p>11968</text:p>
              </table:table-cell>
              <table:table-cell office:value-type="float" office:value="17504">
                <text:p>1750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258">
                <text:p>11258</text:p>
              </table:table-cell>
              <table:table-cell office:value-type="float" office:value="17071">
                <text:p>170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439">
                <text:p>11439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0574">
                <text:p>10574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6500">
                <text:p>6500</text:p>
              </table:table-cell>
              <table:table-cell office:value-type="float" office:value="10165">
                <text:p>10165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636">
                <text:p>4636</text:p>
              </table:table-cell>
              <table:table-cell office:value-type="float" office:value="9720">
                <text:p>9720</text:p>
              </table:table-cell>
              <table:table-cell office:value-type="float" office:value="16316">
                <text:p>1631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275">
                <text:p>4275</text:p>
              </table:table-cell>
              <table:table-cell office:value-type="float" office:value="9760">
                <text:p>9760</text:p>
              </table:table-cell>
              <table:table-cell office:value-type="float" office:value="16766">
                <text:p>1676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073">
                <text:p>5073</text:p>
              </table:table-cell>
              <table:table-cell office:value-type="float" office:value="9972">
                <text:p>9972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499">
                <text:p>5499</text:p>
              </table:table-cell>
              <table:table-cell office:value-type="float" office:value="9380">
                <text:p>9380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4636">
                <text:p>4636</text:p>
              </table:table-cell>
              <table:table-cell office:value-type="float" office:value="8872">
                <text:p>8872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275">
                <text:p>4275</text:p>
              </table:table-cell>
              <table:table-cell office:value-type="float" office:value="8610">
                <text:p>8610</text:p>
              </table:table-cell>
              <table:table-cell office:value-type="float" office:value="16090">
                <text:p>1609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981">
                <text:p>4981</text:p>
              </table:table-cell>
              <table:table-cell office:value-type="float" office:value="7946">
                <text:p>7946</text:p>
              </table:table-cell>
              <table:table-cell office:value-type="float" office:value="13544">
                <text:p>1354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148">
                <text:p>4148</text:p>
              </table:table-cell>
              <table:table-cell office:value-type="float" office:value="7056">
                <text:p>7056</text:p>
              </table:table-cell>
              <table:table-cell office:value-type="float" office:value="11002">
                <text:p>1100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825">
                <text:p>3825</text:p>
              </table:table-cell>
              <table:table-cell office:value-type="float" office:value="6460">
                <text:p>6460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539">
                <text:p>4539</text:p>
              </table:table-cell>
              <table:table-cell office:value-type="float" office:value="6744">
                <text:p>6744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998">
                <text:p>4998</text:p>
              </table:table-cell>
              <table:table-cell office:value-type="float" office:value="6930">
                <text:p>6930</text:p>
              </table:table-cell>
              <table:table-cell office:value-type="float" office:value="11172">
                <text:p>1117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860">
                <text:p>4860</text:p>
              </table:table-cell>
              <table:table-cell office:value-type="float" office:value="6768">
                <text:p>6768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680">
                <text:p>4680</text:p>
              </table:table-cell>
              <table:table-cell office:value-type="float" office:value="6765">
                <text:p>6765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981">
                <text:p>4981</text:p>
              </table:table-cell>
              <table:table-cell office:value-type="float" office:value="6754">
                <text:p>6754</text:p>
              </table:table-cell>
              <table:table-cell office:value-type="float" office:value="11134">
                <text:p>1113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590">
                <text:p>4590</text:p>
              </table:table-cell>
              <table:table-cell office:value-type="float" office:value="6630">
                <text:p>6630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420">
                <text:p>4420</text:p>
              </table:table-cell>
              <table:table-cell office:value-type="float" office:value="6358">
                <text:p>6358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777">
                <text:p>4777</text:p>
              </table:table-cell>
              <table:table-cell office:value-type="float" office:value="6765">
                <text:p>6765</text:p>
              </table:table-cell>
              <table:table-cell office:value-type="float" office:value="10678">
                <text:p>1067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160">
                <text:p>5160</text:p>
              </table:table-cell>
              <table:table-cell office:value-type="float" office:value="7176">
                <text:p>7176</text:p>
              </table:table-cell>
              <table:table-cell office:value-type="float" office:value="11932">
                <text:p>1193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6647">
                <text:p>6647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6816">
                <text:p>6816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859">
                <text:p>4859</text:p>
              </table:table-cell>
              <table:table-cell office:value-type="float" office:value="6600">
                <text:p>6600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332">
                <text:p>4332</text:p>
              </table:table-cell>
              <table:table-cell office:value-type="float" office:value="6402">
                <text:p>6402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972">
                <text:p>3972</text:p>
              </table:table-cell>
              <table:table-cell office:value-type="float" office:value="6226">
                <text:p>622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843">
                <text:p>4843</text:p>
              </table:table-cell>
              <table:table-cell office:value-type="float" office:value="6624">
                <text:p>6624</text:p>
              </table:table-cell>
              <table:table-cell office:value-type="float" office:value="10944">
                <text:p>1094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948">
                <text:p>3948</text:p>
              </table:table-cell>
              <table:table-cell office:value-type="float" office:value="6725">
                <text:p>6725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752">
                <text:p>3752</text:p>
              </table:table-cell>
              <table:table-cell office:value-type="float" office:value="6391">
                <text:p>6391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416">
                <text:p>4416</text:p>
              </table:table-cell>
              <table:table-cell office:value-type="float" office:value="7015">
                <text:p>7015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32">
                <text:p>4432</text:p>
              </table:table-cell>
              <table:table-cell office:value-type="float" office:value="7336">
                <text:p>7336</text:p>
              </table:table-cell>
              <table:table-cell office:value-type="float" office:value="12883">
                <text:p>1288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382">
                <text:p>4382</text:p>
              </table:table-cell>
              <table:table-cell office:value-type="float" office:value="7077">
                <text:p>7077</text:p>
              </table:table-cell>
              <table:table-cell office:value-type="float" office:value="12292">
                <text:p>1229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278">
                <text:p>4278</text:p>
              </table:table-cell>
              <table:table-cell office:value-type="float" office:value="7208">
                <text:p>7208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4139">
                <text:p>4139</text:p>
              </table:table-cell>
              <table:table-cell office:value-type="float" office:value="7242">
                <text:p>7242</text:p>
              </table:table-cell>
              <table:table-cell office:value-type="float" office:value="13137">
                <text:p>1313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4004">
                <text:p>4004</text:p>
              </table:table-cell>
              <table:table-cell office:value-type="float" office:value="7407">
                <text:p>7407</text:p>
              </table:table-cell>
              <table:table-cell office:value-type="float" office:value="13601">
                <text:p>1360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873">
                <text:p>3873</text:p>
              </table:table-cell>
              <table:table-cell office:value-type="float" office:value="7520">
                <text:p>7520</text:p>
              </table:table-cell>
              <table:table-cell office:value-type="float" office:value="14109">
                <text:p>1410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47">
                <text:p>3747</text:p>
              </table:table-cell>
              <table:table-cell office:value-type="float" office:value="7525">
                <text:p>7525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695.66666666667">
                <text:p>369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1.2075">
                <text:p>11.207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1.9866666666667">
                <text:p>11.98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40401315171">
                <text:p>0.854040131517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5901062756981">
                <text:p>0.81590106275698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624006066075">
                <text:p>1.0562400606607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5377087024643">
                <text:p>0.87537708702464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1352721076433">
                <text:p>0.82135272107643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411235638082">
                <text:p>0.964112356380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112846943647">
                <text:p>0.90411284694364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0474754117423">
                <text:p>0.84047475411742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3951058606759">
                <text:p>0.99395105860675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1234140067403">
                <text:p>0.98123414006740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12293052369979">
                <text:p>0.81229305236997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645883490332">
                <text:p>0.99264588349033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81501724723548">
                <text:p>0.98150172472354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81939256146404">
                <text:p>0.98193925614640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1145008732134">
                <text:p>1.0114500873213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69773169979">
                <text:p>1.0046977316997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6250492224993">
                <text:p>0.9962504922249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2540384312316">
                <text:p>1.0254038431231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1386508222243">
                <text:p>1.0138650822224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5395189305451">
                <text:p>0.93539518930545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2395828439115">
                <text:p>0.97239582843911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1684934633634">
                <text:p>1.0168493463363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7772833792396">
                <text:p>0.98777283379239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7449305915373">
                <text:p>0.95744930591537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2323074934803">
                <text:p>0.91232307493480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3288418887979">
                <text:p>0.95328841888797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95749815769501">
                <text:p>0.99574981576950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29756195079112">
                <text:p>0.92975619507911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8629909325913">
                <text:p>0.96862990932591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63504">
                <text:p>0.9376350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8649205534945">
                <text:p>0.97864920553494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2571218372056">
                <text:p>0.92257121837205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5995223507662">
                <text:p>0.96599522350766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6502933887952">
                <text:p>0.96650293388795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45068918352307">
                <text:p>0.94506891835230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4895415806218">
                <text:p>0.9548954158062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9918472178969">
                <text:p>0.98991847217896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28215915136">
                <text:p>1.032821591513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0773971769475">
                <text:p>0.95077397176947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0028100171435">
                <text:p>1.0002810017143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84105579735">
                <text:p>1.018410557973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335447342971">
                <text:p>1.0233544734297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88009820713271">
                <text:p>0.98800982071327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1761439875765">
                <text:p>0.97176143987576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5495345904475">
                <text:p>0.9954953459044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742877916584">
                <text:p>1.0574287791658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783140590432827">
                <text:p>0.78314059043282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19420004874078">
                <text:p>0.91942000487407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89501590655245">
                <text:p>0.8950159065524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22420215611405">
                <text:p>0.82242021561140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761384236874078">
                <text:p>0.76138423687407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27402617857541">
                <text:p>0.92740261785754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53873638105028">
                <text:p>0.85387363810502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664596553390839">
                <text:p>0.66459655339083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767739707631344">
                <text:p>0.76773970763134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97449572566295">
                <text:p>0.89744957256629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344135870873">
                <text:p>1.0234413587087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4971674382716">
                <text:p>0.9497167438271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81438433680398">
                <text:p>0.98143843368039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068895002974">
                <text:p>1.0106889500297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2647521624898">
                <text:p>1.026475216248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6531102071006">
                <text:p>0.97653110207100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0351132878407">
                <text:p>1.0035113287840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09709903556902">
                <text:p>0.9097099035569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23298520012705">
                <text:p>0.92329852001270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0199043689457">
                <text:p>1.0019904368945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608284027778">
                <text:p>1.0160828402777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87246919689777">
                <text:p>0.98724691968977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0541546162706">
                <text:p>1.0054154616270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53783275249299">
                <text:p>0.95378327524929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35196752087143">
                <text:p>0.9351967520871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2743316765019">
                <text:p>1.0274331676501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1016139466499">
                <text:p>1.0101613946649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24596468737253">
                <text:p>0.92459646873725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6001058160343">
                <text:p>1.1600105816034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187.5">
                <text:p>13187.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1718">
                <text:p>11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